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fo:border-left="0.088cm solid #000000" fo:border-right="0.035cm solid #000000" fo:border-top="0.088cm solid #000000"/>
    </style:style>
    <style:style style:name="ce2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3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8">
      <style:table-cell-properties fo:border="none"/>
    </style:style>
    <style:style style:name="ce6" style:family="table-cell" style:parent-style-name="Default" style:data-style-name="N2">
      <style:table-cell-properties fo:border-bottom="0.035cm solid #000000" fo:border-left="0.088cm solid #000000" fo:border-right="0.035cm solid #000000" fo:border-top="0.035cm solid #000000"/>
    </style:style>
    <style:style style:name="ce7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8" style:family="table-cell" style:parent-style-name="Default" style:data-style-name="N2">
      <style:table-cell-properties fo:border="0.035cm solid #000000"/>
    </style:style>
    <style:style style:name="ce9" style:family="table-cell" style:parent-style-name="Default" style:data-style-name="N2">
      <style:table-cell-properties fo:border-bottom="0.088cm solid #000000" fo:border-left="0.035cm solid #000000" fo:border-right="0.035cm solid #000000" fo:border-top="0.035cm solid #000000"/>
    </style:style>
    <style:style style:name="ce10" style:family="table-cell" style:parent-style-name="Default" style:data-style-name="N2">
      <style:table-cell-properties fo:border-bottom="0.035cm solid #000000" fo:border-left="0.035cm solid #000000" fo:border-right="0.035cm solid #000000" fo:border-top="0.088cm solid #000000"/>
    </style:style>
    <style:style style:name="ce11" style:family="table-cell" style:parent-style-name="Default" style:data-style-name="N2">
      <style:table-cell-properties fo:border="none"/>
    </style:style>
    <style:style style:name="ce12" style:family="table-cell" style:parent-style-name="Default" style:data-style-name="N2">
      <style:table-cell-properties fo:border="none"/>
      <style:text-properties style:font-name="Arial1"/>
    </style:style>
    <style:style style:name="ce13" style:family="table-cell" style:parent-style-name="Default" style:data-style-name="N111">
      <style:table-cell-properties fo:border="none"/>
    </style:style>
    <style:style style:name="ce14" style:family="table-cell" style:parent-style-name="Default">
      <style:table-cell-properties fo:border="0.035cm solid #000000"/>
    </style:style>
    <style:style style:name="ce15" style:family="table-cell" style:parent-style-name="Default" style:data-style-name="N2">
      <style:table-cell-properties fo:border-bottom="0.088cm solid #000000" fo:border-left="0.035cm solid #000000" fo:border-right="0.088cm solid #000000" fo:border-top="0.035cm solid #000000"/>
    </style:style>
    <style:style style:name="ce16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order-bottom="0.035cm solid #000000" fo:border-left="0.035cm solid #000000" fo:border-right="0.088cm solid #000000" fo:border-top="0.088cm solid #000000"/>
      <style:text-properties style:font-name="Arial1"/>
    </style:style>
    <style:style style:name="ce19" style:family="table-cell" style:parent-style-name="Default" style:data-style-name="N108">
      <style:table-cell-properties fo:border="0.035cm solid #000000"/>
    </style:style>
    <style:style style:name="ce20" style:family="table-cell" style:parent-style-name="Default" style:data-style-name="N109">
      <style:table-cell-properties fo:border="0.035cm solid #000000"/>
    </style:style>
    <style:style style:name="ce21" style:family="table-cell" style:parent-style-name="Default" style:data-style-name="N2">
      <style:table-cell-properties fo:border="0.035cm solid #000000"/>
      <style:text-properties style:font-name="Arial1"/>
    </style:style>
    <style:style style:name="ce22" style:family="table-cell" style:parent-style-name="Default" style:data-style-name="N109">
      <style:table-cell-properties fo:border-bottom="0.088cm solid #000000" fo:border-left="0.035cm solid #000000" fo:border-right="0.035cm solid #000000" fo:border-top="0.035cm solid #000000"/>
    </style:style>
    <style:style style:name="ce23" style:family="table-cell" style:parent-style-name="Default" style:data-style-name="N108">
      <style:table-cell-properties fo:border-bottom="0.088cm solid #000000" fo:border-left="0.035cm solid #000000" fo:border-right="0.035cm solid #000000" fo:border-top="0.035cm solid #000000"/>
    </style:style>
    <style:style style:name="ce24" style:family="table-cell" style:parent-style-name="Default" style:data-style-name="N108">
      <style:table-cell-properties fo:border-bottom="0.035cm solid #000000" fo:border-left="0.035cm solid #000000" fo:border-right="0.035cm solid #000000" fo:border-top="0.088cm solid #000000"/>
    </style:style>
    <style:style style:name="ce25" style:family="table-cell" style:parent-style-name="Default" style:data-style-name="N2">
      <style:table-cell-properties fo:border-bottom="0.035cm solid #000000" fo:border-left="0.035cm solid #000000" fo:border-right="0.088cm solid #000000" fo:border-top="0.035cm solid #000000"/>
    </style:style>
    <style:style style:name="ce26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27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28" style:family="table-cell" style:parent-style-name="Default" style:data-style-name="N109">
      <style:table-cell-properties fo:border-bottom="0.035cm solid #000000" fo:border-left="0.035cm solid #000000" fo:border-right="0.088cm solid #000000" fo:border-top="0.035cm solid #000000"/>
    </style:style>
    <style:style style:name="ce29" style:family="table-cell" style:parent-style-name="Default" style:data-style-name="N2">
      <style:table-cell-properties fo:border-bottom="0.035cm solid #000000" fo:border-left="0.035cm solid #000000" fo:border-right="0.088cm solid #000000" fo:border-top="0.035cm solid #000000"/>
      <style:text-properties style:font-name="Arial1"/>
    </style:style>
    <style:style style:name="ce30" style:family="table-cell" style:parent-style-name="Default" style:data-style-name="N2">
      <style:table-cell-properties fo:border-bottom="0.035cm solid #000000" fo:border-left="0.035cm solid #000000" fo:border-right="0.088cm solid #000000" fo:border-top="0.088cm solid #000000"/>
    </style:style>
    <style:style style:name="ce31" style:family="table-cell" style:parent-style-name="Default" style:data-style-name="N109">
      <style:table-cell-properties fo:border="none"/>
    </style:style>
    <style:style style:name="ce32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33" style:family="table-cell" style:parent-style-name="Default" style:data-style-name="N108">
      <style:table-cell-properties fo:border-bottom="0.035cm solid #000000" fo:border-left="0.035cm solid #000000" fo:border-right="0.088cm solid #000000" fo:border-top="0.035cm solid #000000"/>
    </style:style>
    <style:style style:name="ce34" style:family="table-cell" style:parent-style-name="Default" style:data-style-name="N0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Лист1" table:style-name="ta1" table:print="false">
        <table:table-column table:style-name="co1" table:number-columns-repeated="22" table:default-cell-style-name="Default"/>
        <table:table-row table:style-name="ro1">
          <table:table-cell table:style-name="ce1" office:value-type="string">
            <text:p>T, K</text:p>
          </table:table-cell>
          <table:table-cell table:style-name="ce7" office:value-type="string">
            <text:p>Uэ, В</text:p>
          </table:table-cell>
          <table:table-cell table:style-name="ce7" office:value-type="string">
            <text:p>Uн, В</text:p>
          </table:table-cell>
          <table:table-cell table:style-name="ce7" office:value-type="string">
            <text:p>Q, Вт</text:p>
          </table:table-cell>
          <table:table-cell table:style-name="ce26" office:value-type="string">
            <text:p>R<text:span text:style-name="T1">н</text:span><text:span text:style-name="T2">, Ом</text:span></text:p>
          </table:table-cell>
          <table:table-cell table:style-name="ce7"/>
          <table:table-cell table:style-name="ce26"/>
          <table:table-cell>
            <draw:frame table:end-cell-address="Лист1.N22" table:end-x="2.182cm" table:end-y="0.091cm" draw:z-index="0" draw:style-name="gr1" draw:text-style-name="P1" svg:width="15.499cm" svg:height="9.009cm" svg:x="0.232cm" svg:y="0.228cm">
              <draw:object draw:notify-on-update-of-ranges="Лист1.A2:Лист1.A2 Лист1.D3:Лист1.D3 Лист1.E3:Лист1.E3 Лист1.D10:Лист1.D14 Лист1.A10:Лист1.A10 Лист1.E10:Лист1.E14 Лист1.D18:Лист1.D22 Лист1.A18:Лист1.A18 Лист1.E18:Лист1.E22 Лист1.D26:Лист1.D30 Лист1.A26:Лист1.A26 Лист1.E26:Лист1.E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string">
            <text:p>Q^2</text:p>
          </table:table-cell>
          <table:table-cell office:value-type="string">
            <text:p>R^2</text:p>
          </table:table-cell>
          <table:table-cell office:value-type="string">
            <text:p>R*Q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296.4">
            <text:p>296,4</text:p>
          </table:table-cell>
          <table:table-cell table:style-name="ce8" office:value-type="float" office:value="0.5051">
            <text:p>0,51</text:p>
          </table:table-cell>
          <table:table-cell table:style-name="ce14" office:value-type="float" office:value="0.6305">
            <text:p>0,6305</text:p>
          </table:table-cell>
          <table:table-cell table:style-name="ce19" table:formula="of:=0.1*[.C2]*[.B2]" office:value-type="float" office:value="0.031846555">
            <text:p>0,032</text:p>
          </table:table-cell>
          <table:table-cell table:style-name="ce25" table:formula="of:=10*[.C2]/[.B2]" office:value-type="float" office:value="12.4826766976836">
            <text:p>12,48</text:p>
          </table:table-cell>
          <table:table-cell table:style-name="ce14" office:value-type="string">
            <text:p>&lt;X&gt;</text:p>
          </table:table-cell>
          <table:table-cell table:style-name="ce27" office:value-type="string">
            <text:p>&lt;Y&gt;</text:p>
          </table:table-cell>
          <table:table-cell table:number-columns-repeated="7"/>
          <table:table-cell table:formula="of:=[.D2]*[.D2]" office:value-type="float" office:value="0.00101420306536803">
            <text:p>0,0010142031</text:p>
          </table:table-cell>
          <table:table-cell table:formula="of:=[.E2]*[.E2]" office:value-type="float" office:value="155.817217538894">
            <text:p>155,8172175389</text:p>
          </table:table-cell>
          <table:table-cell table:formula="of:=[.D2]*[.E2]" office:value-type="float" office:value="0.39753025">
            <text:p>0,39753025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office:value-type="float" office:value="0.75">
            <text:p>0,75</text:p>
          </table:table-cell>
          <table:table-cell table:style-name="ce14" office:value-type="float" office:value="0.95">
            <text:p>0,95</text:p>
          </table:table-cell>
          <table:table-cell table:style-name="ce19" table:formula="of:=0.1*[.C3]*[.B3]" office:value-type="float" office:value="0.07125">
            <text:p>0,071</text:p>
          </table:table-cell>
          <table:table-cell table:style-name="ce25" table:formula="of:=10*[.C3]/[.B3]" office:value-type="float" office:value="12.6666666666667">
            <text:p>12,67</text:p>
          </table:table-cell>
          <table:table-cell table:style-name="ce19" table:formula="of:=SUM([.D2:.D6])/5" office:value-type="float" office:value="0.149067911">
            <text:p>0,149</text:p>
          </table:table-cell>
          <table:table-cell table:style-name="ce33" table:formula="of:=SUM([.E2:.E6])/5" office:value-type="float" office:value="12.9438289377707">
            <text:p>12,944</text:p>
          </table:table-cell>
          <table:table-cell table:number-columns-repeated="7"/>
          <table:table-cell table:formula="of:=[.D3]*[.D3]" office:value-type="float" office:value="0.0050765625">
            <text:p>0,0050765625</text:p>
          </table:table-cell>
          <table:table-cell table:formula="of:=[.E3]*[.E3]" office:value-type="float" office:value="160.444444444444">
            <text:p>160,4444444444</text:p>
          </table:table-cell>
          <table:table-cell table:formula="of:=[.D3]*[.E3]" office:value-type="float" office:value="0.9025">
            <text:p>0,9025</text:p>
          </table:table-cell>
          <table:table-cell/>
          <table:table-cell table:style-name="ce5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office:value-type="float" office:value="1">
            <text:p>1,00</text:p>
          </table:table-cell>
          <table:table-cell table:style-name="ce14" office:value-type="float" office:value="1.3">
            <text:p>1,3</text:p>
          </table:table-cell>
          <table:table-cell table:style-name="ce19" table:formula="of:=0.1*[.C4]*[.B4]" office:value-type="float" office:value="0.13">
            <text:p>0,130</text:p>
          </table:table-cell>
          <table:table-cell table:style-name="ce25" table:formula="of:=10*[.C4]/[.B4]" office:value-type="float" office:value="13">
            <text:p>13,00</text:p>
          </table:table-cell>
          <table:table-cell table:style-name="ce14" office:value-type="string">
            <text:p>&lt;X^2&gt;</text:p>
          </table:table-cell>
          <table:table-cell table:style-name="ce27" office:value-type="string">
            <text:p>&lt;Y^2&gt;</text:p>
          </table:table-cell>
          <table:table-cell table:number-columns-repeated="7"/>
          <table:table-cell table:formula="of:=[.D4]*[.D4]" office:value-type="float" office:value="0.0169">
            <text:p>0,0169</text:p>
          </table:table-cell>
          <table:table-cell table:formula="of:=[.E4]*[.E4]" office:value-type="float" office:value="169">
            <text:p>169</text:p>
          </table:table-cell>
          <table:table-cell table:formula="of:=[.D4]*[.E4]" office:value-type="float" office:value="1.69">
            <text:p>1,69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office:value-type="float" office:value="1.25">
            <text:p>1,25</text:p>
          </table:table-cell>
          <table:table-cell table:style-name="ce14" office:value-type="float" office:value="1.63">
            <text:p>1,63</text:p>
          </table:table-cell>
          <table:table-cell table:style-name="ce19" table:formula="of:=0.1*[.C5]*[.B5]" office:value-type="float" office:value="0.20375">
            <text:p>0,204</text:p>
          </table:table-cell>
          <table:table-cell table:style-name="ce25" table:formula="of:=10*[.C5]/[.B5]" office:value-type="float" office:value="13.04">
            <text:p>13,04</text:p>
          </table:table-cell>
          <table:table-cell table:style-name="ce20" table:formula="of:=SUM([.O2:.O6])/5" office:value-type="float" office:value="0.0319345518228736">
            <text:p>0,0319</text:p>
          </table:table-cell>
          <table:table-cell table:style-name="ce28" table:formula="of:=SUM([.P2:.P6])/5" office:value-type="float" office:value="167.671757172774">
            <text:p>167,6718</text:p>
          </table:table-cell>
          <table:table-cell table:number-columns-repeated="7"/>
          <table:table-cell table:formula="of:=[.D5]*[.D5]" office:value-type="float" office:value="0.0415140625">
            <text:p>0,0415140625</text:p>
          </table:table-cell>
          <table:table-cell table:formula="of:=[.E5]*[.E5]" office:value-type="float" office:value="170.0416">
            <text:p>170,0416</text:p>
          </table:table-cell>
          <table:table-cell table:formula="of:=[.D5]*[.E5]" office:value-type="float" office:value="2.6569">
            <text:p>2,6569</text:p>
          </table:table-cell>
          <table:table-cell/>
          <table:table-cell table:style-name="ce31" table:number-columns-repeated="2"/>
          <table:table-cell table:number-columns-repeated="2"/>
        </table:table-row>
        <table:table-row table:style-name="ro1">
          <table:table-cell table:style-name="ce2"/>
          <table:table-cell table:style-name="ce8" office:value-type="float" office:value="1.51">
            <text:p>1,51</text:p>
          </table:table-cell>
          <table:table-cell table:style-name="ce14" office:value-type="float" office:value="2.043">
            <text:p>2,043</text:p>
          </table:table-cell>
          <table:table-cell table:style-name="ce19" table:formula="of:=0.1*[.C6]*[.B6]" office:value-type="float" office:value="0.308493">
            <text:p>0,308</text:p>
          </table:table-cell>
          <table:table-cell table:style-name="ce25" table:formula="of:=10*[.C6]/[.B6]" office:value-type="float" office:value="13.5298013245033">
            <text:p>13,53</text:p>
          </table:table-cell>
          <table:table-cell table:style-name="ce14" office:value-type="string">
            <text:p>&lt;XY&gt;</text:p>
          </table:table-cell>
          <table:table-cell table:style-name="ce27" office:value-type="string">
            <text:p>dR/dQ</text:p>
          </table:table-cell>
          <table:table-cell table:number-columns-repeated="7"/>
          <table:table-cell table:formula="of:=[.D6]*[.D6]" office:value-type="float" office:value="0.0951679310490001">
            <text:p>0,095167931</text:p>
          </table:table-cell>
          <table:table-cell table:formula="of:=[.E6]*[.E6]" office:value-type="float" office:value="183.055523880532">
            <text:p>183,0555238805</text:p>
          </table:table-cell>
          <table:table-cell table:formula="of:=[.D6]*[.E6]" office:value-type="float" office:value="4.173849">
            <text:p>4,173849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/>
          <table:table-cell table:style-name="ce14"/>
          <table:table-cell table:style-name="ce19"/>
          <table:table-cell table:style-name="ce25"/>
          <table:table-cell table:style-name="ce20" table:formula="of:=SUM([.Q2:.Q6])/5" office:value-type="float" office:value="1.96415585">
            <text:p>1,9642</text:p>
          </table:table-cell>
          <table:table-cell table:style-name="ce28" table:formula="of:=([.F7]-[.F3]*[.G3])/([.F5]-[.F3]*[.F3])" office:value-type="float" office:value="3.56689026270522">
            <text:p>3,5669</text:p>
          </table:table-cell>
          <table:table-cell table:number-columns-repeated="11"/>
          <table:table-cell table:style-name="ce31" table:number-columns-repeated="2"/>
          <table:table-cell table:number-columns-repeated="2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9"/>
          <table:table-cell table:style-name="ce29" office:value-type="string">
            <text:p>ε(dR/dQ)</text:p>
          </table:table-cell>
          <table:table-cell table:style-name="ce21" office:value-type="string">
            <text:p>σ(dR/dQ)</text:p>
          </table:table-cell>
          <table:table-cell table:style-name="ce27" office:value-type="string">
            <text:p>Ro, Ом</text:p>
          </table:table-cell>
          <table:table-cell table:number-columns-repeated="11"/>
          <table:table-cell table:style-name="ce12"/>
          <table:table-cell table:style-name="ce4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6"/>
          <table:table-cell table:style-name="ce23"/>
          <table:table-cell table:style-name="ce15" table:formula="of:=[.F9]/[.G7]" office:value-type="float" office:value="0.105194002043414">
            <text:p>0,11</text:p>
          </table:table-cell>
          <table:table-cell table:style-name="ce9" table:formula="of:=SQRT((([.G5]-[.G3]*[.G3])/([.F5]-[.F3]*[.F3]) - [.G7]*[.G7])/4)" office:value-type="float" office:value="0.375215461583648">
            <text:p>0,38</text:p>
          </table:table-cell>
          <table:table-cell table:style-name="ce15" table:formula="of:=[.G3]-[.G7]*[.F3]" office:value-type="float" office:value="12.412120057543">
            <text:p>12,41</text:p>
          </table:table-cell>
          <table:table-cell table:number-columns-repeated="11"/>
          <table:table-cell table:style-name="ce11" table:number-columns-repeated="2"/>
          <table:table-cell table:number-columns-repeated="2"/>
        </table:table-row>
        <table:table-row table:style-name="ro2">
          <table:table-cell table:style-name="ce1" office:value-type="float" office:value="313.2">
            <text:p>313,2</text:p>
          </table:table-cell>
          <table:table-cell table:style-name="ce10" office:value-type="float" office:value="0.5">
            <text:p>0,50</text:p>
          </table:table-cell>
          <table:table-cell table:style-name="ce7" office:value-type="float" office:value="0.66">
            <text:p>0,66</text:p>
          </table:table-cell>
          <table:table-cell table:style-name="ce24" table:formula="of:=0.1*[.C10]*[.B10]" office:value-type="float" office:value="0.033">
            <text:p>0,033</text:p>
          </table:table-cell>
          <table:table-cell table:style-name="ce30" table:formula="of:=10*[.C10]/[.B10]" office:value-type="float" office:value="13.2">
            <text:p>13,20</text:p>
          </table:table-cell>
          <table:table-cell table:style-name="ce7" office:value-type="string">
            <text:p>&lt;X&gt;</text:p>
          </table:table-cell>
          <table:table-cell table:style-name="ce26" office:value-type="string">
            <text:p>&lt;Y&gt;</text:p>
          </table:table-cell>
          <table:table-cell table:number-columns-repeated="7"/>
          <table:table-cell table:formula="of:=[.D10]*[.D10]" office:value-type="float" office:value="0.001089">
            <text:p>0,001089</text:p>
          </table:table-cell>
          <table:table-cell table:formula="of:=[.E10]*[.E10]" office:value-type="float" office:value="174.24">
            <text:p>174,24</text:p>
          </table:table-cell>
          <table:table-cell table:formula="of:=[.D10]*[.E10]" office:value-type="float" office:value="0.4356">
            <text:p>0,4356</text:p>
          </table:table-cell>
          <table:table-cell/>
          <table:table-cell table:style-name="ce4" table:number-columns-repeated="3"/>
          <table:table-cell table:style-name="ce27"/>
        </table:table-row>
        <table:table-row table:style-name="ro2">
          <table:table-cell table:style-name="ce2"/>
          <table:table-cell table:style-name="ce8" office:value-type="float" office:value="0.75">
            <text:p>0,75</text:p>
          </table:table-cell>
          <table:table-cell table:style-name="ce14" office:value-type="float" office:value="0.99">
            <text:p>0,99</text:p>
          </table:table-cell>
          <table:table-cell table:style-name="ce19" table:formula="of:=0.1*[.C11]*[.B11]" office:value-type="float" office:value="0.07425">
            <text:p>0,074</text:p>
          </table:table-cell>
          <table:table-cell table:style-name="ce25" table:formula="of:=10*[.C11]/[.B11]" office:value-type="float" office:value="13.2">
            <text:p>13,20</text:p>
          </table:table-cell>
          <table:table-cell table:style-name="ce19" table:formula="of:=SUM([.D10:.D14])/5" office:value-type="float" office:value="0.155686">
            <text:p>0,156</text:p>
          </table:table-cell>
          <table:table-cell table:style-name="ce25" table:formula="of:=SUM([.E10:.E14])/5" office:value-type="float" office:value="13.4846849907318">
            <text:p>13,48</text:p>
          </table:table-cell>
          <table:table-cell table:number-columns-repeated="7"/>
          <table:table-cell table:formula="of:=[.D11]*[.D11]" office:value-type="float" office:value="0.0055130625">
            <text:p>0,0055130625</text:p>
          </table:table-cell>
          <table:table-cell table:formula="of:=[.E11]*[.E11]" office:value-type="float" office:value="174.24">
            <text:p>174,24</text:p>
          </table:table-cell>
          <table:table-cell table:formula="of:=[.D11]*[.E11]" office:value-type="float" office:value="0.9801">
            <text:p>0,9801</text:p>
          </table:table-cell>
          <table:table-cell/>
          <table:table-cell table:style-name="ce5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office:value-type="float" office:value="1.01">
            <text:p>1,01</text:p>
          </table:table-cell>
          <table:table-cell table:style-name="ce8" office:value-type="float" office:value="1.36">
            <text:p>1,36</text:p>
          </table:table-cell>
          <table:table-cell table:style-name="ce19" table:formula="of:=0.1*[.C12]*[.B12]" office:value-type="float" office:value="0.13736">
            <text:p>0,137</text:p>
          </table:table-cell>
          <table:table-cell table:style-name="ce25" table:formula="of:=10*[.C12]/[.B12]" office:value-type="float" office:value="13.4653465346535">
            <text:p>13,47</text:p>
          </table:table-cell>
          <table:table-cell table:style-name="ce14" office:value-type="string">
            <text:p>&lt;X^2&gt;</text:p>
          </table:table-cell>
          <table:table-cell table:style-name="ce27" office:value-type="string">
            <text:p>&lt;Y^2&gt;</text:p>
          </table:table-cell>
          <table:table-cell table:number-columns-repeated="7"/>
          <table:table-cell table:formula="of:=[.D12]*[.D12]" office:value-type="float" office:value="0.0188677696">
            <text:p>0,0188677696</text:p>
          </table:table-cell>
          <table:table-cell table:formula="of:=[.E12]*[.E12]" office:value-type="float" office:value="181.315557298304">
            <text:p>181,3155572983</text:p>
          </table:table-cell>
          <table:table-cell table:formula="of:=[.D12]*[.E12]" office:value-type="float" office:value="1.8496">
            <text:p>1,8496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office:value-type="float" office:value="1.26">
            <text:p>1,26</text:p>
          </table:table-cell>
          <table:table-cell table:style-name="ce14" office:value-type="float" office:value="1.72">
            <text:p>1,72</text:p>
          </table:table-cell>
          <table:table-cell table:style-name="ce19" table:formula="of:=0.1*[.C13]*[.B13]" office:value-type="float" office:value="0.21672">
            <text:p>0,217</text:p>
          </table:table-cell>
          <table:table-cell table:style-name="ce25" table:formula="of:=10*[.C13]/[.B13]" office:value-type="float" office:value="13.6507936507937">
            <text:p>13,65</text:p>
          </table:table-cell>
          <table:table-cell table:style-name="ce20" table:formula="of:=SUM([.O10:.O17])/5" office:value-type="float" office:value="0.0345979601">
            <text:p>0,0346</text:p>
          </table:table-cell>
          <table:table-cell table:style-name="ce25" table:formula="of:=SUM([.P10:.P17])/5" office:value-type="float" office:value="181.910458843798">
            <text:p>181,91</text:p>
          </table:table-cell>
          <table:table-cell table:number-columns-repeated="7"/>
          <table:table-cell table:formula="of:=[.D13]*[.D13]" office:value-type="float" office:value="0.0469675584">
            <text:p>0,0469675584</text:p>
          </table:table-cell>
          <table:table-cell table:formula="of:=[.E13]*[.E13]" office:value-type="float" office:value="186.344167296548">
            <text:p>186,3441672965</text:p>
          </table:table-cell>
          <table:table-cell table:formula="of:=[.D13]*[.E13]" office:value-type="float" office:value="2.9584">
            <text:p>2,9584</text:p>
          </table:table-cell>
          <table:table-cell/>
          <table:table-cell table:style-name="ce31" table:number-columns-repeated="2"/>
          <table:table-cell table:number-columns-repeated="2"/>
        </table:table-row>
        <table:table-row table:style-name="ro1">
          <table:table-cell table:style-name="ce2"/>
          <table:table-cell table:style-name="ce8" office:value-type="float" office:value="1.51">
            <text:p>1,51</text:p>
          </table:table-cell>
          <table:table-cell table:style-name="ce14" office:value-type="float" office:value="2.1">
            <text:p>2,1</text:p>
          </table:table-cell>
          <table:table-cell table:style-name="ce19" table:formula="of:=0.1*[.C14]*[.B14]" office:value-type="float" office:value="0.3171">
            <text:p>0,317</text:p>
          </table:table-cell>
          <table:table-cell table:style-name="ce25" table:formula="of:=10*[.C14]/[.B14]" office:value-type="float" office:value="13.9072847682119">
            <text:p>13,91</text:p>
          </table:table-cell>
          <table:table-cell table:style-name="ce14" office:value-type="string">
            <text:p>&lt;XY&gt;</text:p>
          </table:table-cell>
          <table:table-cell table:style-name="ce27" office:value-type="string">
            <text:p>dR/dQ</text:p>
          </table:table-cell>
          <table:table-cell table:number-columns-repeated="7"/>
          <table:table-cell table:formula="of:=[.D14]*[.D14]" office:value-type="float" office:value="0.10055241">
            <text:p>0,10055241</text:p>
          </table:table-cell>
          <table:table-cell table:formula="of:=[.E14]*[.E14]" office:value-type="float" office:value="193.412569624139">
            <text:p>193,4125696241</text:p>
          </table:table-cell>
          <table:table-cell table:formula="of:=[.D14]*[.E14]" office:value-type="float" office:value="4.41">
            <text:p>4,41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19"/>
          <table:table-cell table:style-name="ce25"/>
          <table:table-cell table:style-name="ce8" table:formula="of:=SUM([.Q10:.Q17])/5" office:value-type="float" office:value="2.12674">
            <text:p>2,13</text:p>
          </table:table-cell>
          <table:table-cell table:style-name="ce28" table:formula="of:=([.F15]-[.F11]*[.G11])/([.F13]-[.F11]*[.F11])" office:value-type="float" office:value="2.64129178210534">
            <text:p>2,6413</text:p>
          </table:table-cell>
          <table:table-cell table:number-columns-repeated="11"/>
          <table:table-cell table:style-name="ce31" table:number-columns-repeated="2"/>
          <table:table-cell table:number-columns-repeated="2"/>
        </table:table-row>
        <table:table-row table:style-name="ro1">
          <table:table-cell table:style-name="ce2"/>
          <table:table-cell table:style-name="ce8" table:number-columns-repeated="2"/>
          <table:table-cell table:style-name="ce19"/>
          <table:table-cell table:style-name="ce29" office:value-type="string">
            <text:p>ε(dR/dQ)</text:p>
          </table:table-cell>
          <table:table-cell table:style-name="ce21" office:value-type="string">
            <text:p>σ(dR/dQ)</text:p>
          </table:table-cell>
          <table:table-cell table:style-name="ce27" office:value-type="string">
            <text:p>Ro, Ом</text:p>
          </table:table-cell>
          <table:table-cell table:number-columns-repeated="11"/>
          <table:table-cell table:style-name="ce12"/>
          <table:table-cell table:style-name="ce4"/>
          <table:table-cell table:number-columns-repeated="2"/>
        </table:table-row>
        <table:table-row table:style-name="ro2">
          <table:table-cell table:style-name="ce3"/>
          <table:table-cell table:style-name="ce9" table:number-columns-repeated="2"/>
          <table:table-cell table:style-name="ce23"/>
          <table:table-cell table:style-name="ce15" table:formula="of:=[.F17]/[.G15]" office:value-type="float" office:value="0.0634532232531495">
            <text:p>0,06</text:p>
          </table:table-cell>
          <table:table-cell table:style-name="ce9" table:formula="of:=SQRT((([.G13]-[.G11]*[.G11])/([.F13]-[.F11]*[.F11]) - [.G15]*[.G15])/5)" office:value-type="float" office:value="0.167598477126639">
            <text:p>0,17</text:p>
          </table:table-cell>
          <table:table-cell table:style-name="ce15" table:formula="of:=[.G11]-[.G15]*[.F11]" office:value-type="float" office:value="13.073472838343">
            <text:p>13,07</text:p>
          </table:table-cell>
          <table:table-cell table:number-columns-repeated="11"/>
          <table:table-cell table:style-name="ce11" table:number-columns-repeated="2"/>
          <table:table-cell table:number-columns-repeated="2"/>
        </table:table-row>
        <table:table-row table:style-name="ro2">
          <table:table-cell table:style-name="ce1" office:value-type="float" office:value="323.9">
            <text:p>323,9</text:p>
          </table:table-cell>
          <table:table-cell table:style-name="ce10" office:value-type="float" office:value="0.5">
            <text:p>0,50</text:p>
          </table:table-cell>
          <table:table-cell table:style-name="ce10" office:value-type="float" office:value="0.68">
            <text:p>0,68</text:p>
          </table:table-cell>
          <table:table-cell table:style-name="ce24" table:formula="of:=0.1*[.C18]*[.B18]" office:value-type="float" office:value="0.034">
            <text:p>0,034</text:p>
          </table:table-cell>
          <table:table-cell table:style-name="ce30" table:formula="of:=10*[.C18]/[.B18]" office:value-type="float" office:value="13.6">
            <text:p>13,60</text:p>
          </table:table-cell>
          <table:table-cell table:style-name="ce7" office:value-type="string">
            <text:p>&lt;X&gt;</text:p>
          </table:table-cell>
          <table:table-cell table:style-name="ce26" office:value-type="string">
            <text:p>&lt;Y&gt;</text:p>
          </table:table-cell>
          <table:table-cell table:number-columns-repeated="7"/>
          <table:table-cell table:formula="of:=[.D18]*[.D18]" office:value-type="float" office:value="0.001156">
            <text:p>0,001156</text:p>
          </table:table-cell>
          <table:table-cell table:formula="of:=[.E18]*[.E18]" office:value-type="float" office:value="184.96">
            <text:p>184,96</text:p>
          </table:table-cell>
          <table:table-cell table:formula="of:=[.D18]*[.E18]" office:value-type="float" office:value="0.4624">
            <text:p>0,4624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office:value-type="float" office:value="0.75">
            <text:p>0,75</text:p>
          </table:table-cell>
          <table:table-cell table:style-name="ce8" office:value-type="float" office:value="1.04">
            <text:p>1,04</text:p>
          </table:table-cell>
          <table:table-cell table:style-name="ce19" table:formula="of:=0.1*[.C19]*[.B19]" office:value-type="float" office:value="0.078">
            <text:p>0,078</text:p>
          </table:table-cell>
          <table:table-cell table:style-name="ce25" table:formula="of:=10*[.C19]/[.B19]" office:value-type="float" office:value="13.8666666666667">
            <text:p>13,87</text:p>
          </table:table-cell>
          <table:table-cell table:style-name="ce19" table:formula="of:=SUM([.D18:.D22])/5" office:value-type="float" office:value="0.160472">
            <text:p>0,160</text:p>
          </table:table-cell>
          <table:table-cell table:style-name="ce25" table:formula="of:=SUM([.E18:.E22])/5" office:value-type="float" office:value="13.9577543859649">
            <text:p>13,96</text:p>
          </table:table-cell>
          <table:table-cell table:number-columns-repeated="7"/>
          <table:table-cell table:formula="of:=[.D19]*[.D19]" office:value-type="float" office:value="0.006084">
            <text:p>0,006084</text:p>
          </table:table-cell>
          <table:table-cell table:formula="of:=[.E19]*[.E19]" office:value-type="float" office:value="192.284444444444">
            <text:p>192,2844444444</text:p>
          </table:table-cell>
          <table:table-cell table:formula="of:=[.D19]*[.E19]" office:value-type="float" office:value="1.0816">
            <text:p>1,0816</text:p>
          </table:table-cell>
          <table:table-cell/>
          <table:table-cell table:style-name="ce5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office:value-type="float" office:value="1">
            <text:p>1,00</text:p>
          </table:table-cell>
          <table:table-cell table:style-name="ce8" office:value-type="float" office:value="1.39">
            <text:p>1,39</text:p>
          </table:table-cell>
          <table:table-cell table:style-name="ce19" table:formula="of:=0.1*[.C20]*[.B20]" office:value-type="float" office:value="0.139">
            <text:p>0,139</text:p>
          </table:table-cell>
          <table:table-cell table:style-name="ce25" table:formula="of:=10*[.C20]/[.B20]" office:value-type="float" office:value="13.9">
            <text:p>13,90</text:p>
          </table:table-cell>
          <table:table-cell table:style-name="ce14" office:value-type="string">
            <text:p>&lt;X^2&gt;</text:p>
          </table:table-cell>
          <table:table-cell table:style-name="ce27" office:value-type="string">
            <text:p>&lt;Y^2&gt;</text:p>
          </table:table-cell>
          <table:table-cell table:number-columns-repeated="7"/>
          <table:table-cell table:formula="of:=[.D20]*[.D20]" office:value-type="float" office:value="0.019321">
            <text:p>0,019321</text:p>
          </table:table-cell>
          <table:table-cell table:formula="of:=[.E20]*[.E20]" office:value-type="float" office:value="193.21">
            <text:p>193,21</text:p>
          </table:table-cell>
          <table:table-cell table:formula="of:=[.D20]*[.E20]" office:value-type="float" office:value="1.9321">
            <text:p>1,9321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office:value-type="float" office:value="1.25">
            <text:p>1,25</text:p>
          </table:table-cell>
          <table:table-cell table:style-name="ce8" office:value-type="float" office:value="1.76">
            <text:p>1,76</text:p>
          </table:table-cell>
          <table:table-cell table:style-name="ce19" table:formula="of:=0.1*[.C21]*[.B21]" office:value-type="float" office:value="0.22">
            <text:p>0,220</text:p>
          </table:table-cell>
          <table:table-cell table:style-name="ce25" table:formula="of:=10*[.C21]/[.B21]" office:value-type="float" office:value="14.08">
            <text:p>14,08</text:p>
          </table:table-cell>
          <table:table-cell table:style-name="ce20" table:formula="of:=SUM([.O18:.O25])/5" office:value-type="float" office:value="0.03695208992">
            <text:p>0,0370</text:p>
          </table:table-cell>
          <table:table-cell table:style-name="ce25" table:formula="of:=SUM([.P18:.P25])/5" office:value-type="float" office:value="194.879365564789">
            <text:p>194,88</text:p>
          </table:table-cell>
          <table:table-cell table:number-columns-repeated="7"/>
          <table:table-cell table:formula="of:=[.D21]*[.D21]" office:value-type="float" office:value="0.0484">
            <text:p>0,0484</text:p>
          </table:table-cell>
          <table:table-cell table:formula="of:=[.E21]*[.E21]" office:value-type="float" office:value="198.2464">
            <text:p>198,2464</text:p>
          </table:table-cell>
          <table:table-cell table:formula="of:=[.D21]*[.E21]" office:value-type="float" office:value="3.0976">
            <text:p>3,0976</text:p>
          </table:table-cell>
          <table:table-cell/>
          <table:table-cell table:style-name="ce31" table:number-columns-repeated="2"/>
          <table:table-cell table:number-columns-repeated="2"/>
        </table:table-row>
        <table:table-row table:style-name="ro1">
          <table:table-cell table:style-name="ce2"/>
          <table:table-cell table:style-name="ce8" office:value-type="float" office:value="1.52">
            <text:p>1,52</text:p>
          </table:table-cell>
          <table:table-cell table:style-name="ce8" office:value-type="float" office:value="2.18">
            <text:p>2,18</text:p>
          </table:table-cell>
          <table:table-cell table:style-name="ce19" table:formula="of:=0.1*[.C22]*[.B22]" office:value-type="float" office:value="0.33136">
            <text:p>0,331</text:p>
          </table:table-cell>
          <table:table-cell table:style-name="ce25" table:formula="of:=10*[.C22]/[.B22]" office:value-type="float" office:value="14.3421052631579">
            <text:p>14,34</text:p>
          </table:table-cell>
          <table:table-cell table:style-name="ce14" office:value-type="string">
            <text:p>&lt;XY&gt;</text:p>
          </table:table-cell>
          <table:table-cell table:style-name="ce27" office:value-type="string">
            <text:p>dR/dQ</text:p>
          </table:table-cell>
          <table:table-cell table:number-columns-repeated="7"/>
          <table:table-cell table:formula="of:=[.D22]*[.D22]" office:value-type="float" office:value="0.1097994496">
            <text:p>0,1097994496</text:p>
          </table:table-cell>
          <table:table-cell table:formula="of:=[.E22]*[.E22]" office:value-type="float" office:value="205.695983379501">
            <text:p>205,6959833795</text:p>
          </table:table-cell>
          <table:table-cell table:formula="of:=[.D22]*[.E22]" office:value-type="float" office:value="4.7524">
            <text:p>4,7524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19"/>
          <table:table-cell table:style-name="ce25"/>
          <table:table-cell table:style-name="ce8" table:formula="of:=SUM([.Q18:.Q25])/5" office:value-type="float" office:value="2.26522">
            <text:p>2,27</text:p>
          </table:table-cell>
          <table:table-cell table:style-name="ce28" table:formula="of:=([.F23]-[.F19]*[.G19])/([.F21]-[.F19]*[.F19])" office:value-type="float" office:value="2.26690742274107">
            <text:p>2,2669</text:p>
          </table:table-cell>
          <table:table-cell>
            <draw:frame table:end-cell-address="Лист1.N43" table:end-x="1.977cm" table:end-y="0.312cm" draw:z-index="1" draw:style-name="gr1" draw:text-style-name="P1" svg:width="15.422cm" svg:height="9.007cm" svg:x="0.104cm" svg:y="0cm">
              <draw:object draw:notify-on-update-of-ranges="Лист1.A45:Лист1.A48 Лист1.B45:Лист1.B4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  <table:table-cell table:style-name="ce31" table:number-columns-repeated="2"/>
          <table:table-cell table:number-columns-repeated="2"/>
        </table:table-row>
        <table:table-row table:style-name="ro1">
          <table:table-cell table:style-name="ce2"/>
          <table:table-cell table:style-name="ce8" table:number-columns-repeated="2"/>
          <table:table-cell table:style-name="ce19"/>
          <table:table-cell table:style-name="ce29" office:value-type="string">
            <text:p>ε(dR/dQ)</text:p>
          </table:table-cell>
          <table:table-cell table:style-name="ce21" office:value-type="string">
            <text:p>σ(dR/dQ)</text:p>
          </table:table-cell>
          <table:table-cell table:style-name="ce27" office:value-type="string">
            <text:p>Ro, Ом</text:p>
          </table:table-cell>
          <table:table-cell table:number-columns-repeated="11"/>
          <table:table-cell table:style-name="ce12"/>
          <table:table-cell table:style-name="ce4"/>
          <table:table-cell table:number-columns-repeated="2"/>
        </table:table-row>
        <table:table-row table:style-name="ro2">
          <table:table-cell table:style-name="ce3"/>
          <table:table-cell table:style-name="ce9" table:number-columns-repeated="2"/>
          <table:table-cell table:style-name="ce23"/>
          <table:table-cell table:style-name="ce15" table:formula="of:=[.F25]/[.G23]" office:value-type="float" office:value="0.100355525177737">
            <text:p>0,10</text:p>
          </table:table-cell>
          <table:table-cell table:style-name="ce9" table:formula="of:=SQRT((([.G21]-[.G19]*[.G19])/([.F21]-[.F19]*[.F19]) - [.G23]*[.G23])/5)" office:value-type="float" office:value="0.227496684938491">
            <text:p>0,23</text:p>
          </table:table-cell>
          <table:table-cell table:style-name="ce15" table:formula="of:=[.G19]-[.G23]*[.F19]" office:value-type="float" office:value="13.5939792180228">
            <text:p>13,59</text:p>
          </table:table-cell>
          <table:table-cell table:number-columns-repeated="11"/>
          <table:table-cell table:style-name="ce11" table:number-columns-repeated="2"/>
          <table:table-cell table:number-columns-repeated="2"/>
        </table:table-row>
        <table:table-row table:style-name="ro2">
          <table:table-cell table:style-name="ce1" office:value-type="float" office:value="332.7">
            <text:p>332,7</text:p>
          </table:table-cell>
          <table:table-cell table:style-name="ce10" office:value-type="float" office:value="0.5">
            <text:p>0,50</text:p>
          </table:table-cell>
          <table:table-cell table:style-name="ce10" office:value-type="float" office:value="0.695">
            <text:p>0,70</text:p>
          </table:table-cell>
          <table:table-cell table:style-name="ce24" table:formula="of:=0.1*[.C26]*[.B26]" office:value-type="float" office:value="0.03475">
            <text:p>0,035</text:p>
          </table:table-cell>
          <table:table-cell table:style-name="ce30" table:formula="of:=10*[.C26]/[.B26]" office:value-type="float" office:value="13.9">
            <text:p>13,90</text:p>
          </table:table-cell>
          <table:table-cell table:style-name="ce14" office:value-type="string">
            <text:p>&lt;X&gt;</text:p>
          </table:table-cell>
          <table:table-cell table:style-name="ce27" office:value-type="string">
            <text:p>&lt;Y&gt;</text:p>
          </table:table-cell>
          <table:table-cell table:number-columns-repeated="7"/>
          <table:table-cell table:formula="of:=[.D26]*[.D26]" office:value-type="float" office:value="0.0012075625">
            <text:p>0,0012075625</text:p>
          </table:table-cell>
          <table:table-cell table:formula="of:=[.E26]*[.E26]" office:value-type="float" office:value="193.21">
            <text:p>193,21</text:p>
          </table:table-cell>
          <table:table-cell table:formula="of:=[.D26]*[.E26]" office:value-type="float" office:value="0.483025">
            <text:p>0,483025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office:value-type="float" office:value="0.757">
            <text:p>0,76</text:p>
          </table:table-cell>
          <table:table-cell table:style-name="ce8" office:value-type="float" office:value="1.058">
            <text:p>1,06</text:p>
          </table:table-cell>
          <table:table-cell table:style-name="ce19" table:formula="of:=0.1*[.C27]*[.B27]" office:value-type="float" office:value="0.0800906">
            <text:p>0,080</text:p>
          </table:table-cell>
          <table:table-cell table:style-name="ce25" table:formula="of:=10*[.C27]/[.B27]" office:value-type="float" office:value="13.9762219286658">
            <text:p>13,98</text:p>
          </table:table-cell>
          <table:table-cell table:style-name="ce19" table:formula="of:=SUM([.D26:.D30])/5" office:value-type="float" office:value="0.16364218">
            <text:p>0,164</text:p>
          </table:table-cell>
          <table:table-cell table:style-name="ce25" table:formula="of:=SUM([.E26:.E30])/5" office:value-type="float" office:value="14.2181526489947">
            <text:p>14,22</text:p>
          </table:table-cell>
          <table:table-cell table:number-columns-repeated="7"/>
          <table:table-cell table:formula="of:=[.D27]*[.D27]" office:value-type="float" office:value="0.00641450420836">
            <text:p>0,0064145042</text:p>
          </table:table-cell>
          <table:table-cell table:formula="of:=[.E27]*[.E27]" office:value-type="float" office:value="195.334779399318">
            <text:p>195,3347793993</text:p>
          </table:table-cell>
          <table:table-cell table:formula="of:=[.D27]*[.E27]" office:value-type="float" office:value="1.119364">
            <text:p>1,119364</text:p>
          </table:table-cell>
          <table:table-cell/>
          <table:table-cell table:style-name="ce5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office:value-type="float" office:value="1.02">
            <text:p>1,02</text:p>
          </table:table-cell>
          <table:table-cell table:style-name="ce8" office:value-type="float" office:value="1.451">
            <text:p>1,45</text:p>
          </table:table-cell>
          <table:table-cell table:style-name="ce19" table:formula="of:=0.1*[.C28]*[.B28]" office:value-type="float" office:value="0.148002">
            <text:p>0,148</text:p>
          </table:table-cell>
          <table:table-cell table:style-name="ce25" table:formula="of:=10*[.C28]/[.B28]" office:value-type="float" office:value="14.2254901960784">
            <text:p>14,23</text:p>
          </table:table-cell>
          <table:table-cell table:style-name="ce14" office:value-type="string">
            <text:p>&lt;X^2&gt;</text:p>
          </table:table-cell>
          <table:table-cell table:style-name="ce27" office:value-type="string">
            <text:p>&lt;Y^2&gt;</text:p>
          </table:table-cell>
          <table:table-cell table:number-columns-repeated="7"/>
          <table:table-cell table:formula="of:=[.D28]*[.D28]" office:value-type="float" office:value="0.021904592004">
            <text:p>0,021904592</text:p>
          </table:table-cell>
          <table:table-cell table:formula="of:=[.E28]*[.E28]" office:value-type="float" office:value="202.364571318724">
            <text:p>202,3645713187</text:p>
          </table:table-cell>
          <table:table-cell table:formula="of:=[.D28]*[.E28]" office:value-type="float" office:value="2.105401">
            <text:p>2,105401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office:value-type="float" office:value="1.23">
            <text:p>1,23</text:p>
          </table:table-cell>
          <table:table-cell table:style-name="ce8" office:value-type="float" office:value="1.78">
            <text:p>1,78</text:p>
          </table:table-cell>
          <table:table-cell table:style-name="ce19" table:formula="of:=0.1*[.C29]*[.B29]" office:value-type="float" office:value="0.21894">
            <text:p>0,219</text:p>
          </table:table-cell>
          <table:table-cell table:style-name="ce25" table:formula="of:=10*[.C29]/[.B29]" office:value-type="float" office:value="14.4715447154472">
            <text:p>14,47</text:p>
          </table:table-cell>
          <table:table-cell table:style-name="ce20" table:formula="of:=SUM([.O26:.O33])/5" office:value-type="float" office:value="0.03812907667065">
            <text:p>0,0381</text:p>
          </table:table-cell>
          <table:table-cell table:style-name="ce25" table:formula="of:=SUM([.P26:.P33])/5" office:value-type="float" office:value="202.218589876424">
            <text:p>202,22</text:p>
          </table:table-cell>
          <table:table-cell table:number-columns-repeated="7"/>
          <table:table-cell table:formula="of:=[.D29]*[.D29]" office:value-type="float" office:value="0.0479347236">
            <text:p>0,0479347236</text:p>
          </table:table-cell>
          <table:table-cell table:formula="of:=[.E29]*[.E29]" office:value-type="float" office:value="209.425606451186">
            <text:p>209,4256064512</text:p>
          </table:table-cell>
          <table:table-cell table:formula="of:=[.D29]*[.E29]" office:value-type="float" office:value="3.1684">
            <text:p>3,1684</text:p>
          </table:table-cell>
          <table:table-cell/>
          <table:table-cell table:style-name="ce31" table:number-columns-repeated="2"/>
          <table:table-cell table:number-columns-repeated="2"/>
        </table:table-row>
        <table:table-row table:style-name="ro1">
          <table:table-cell table:style-name="ce2"/>
          <table:table-cell table:style-name="ce8" office:value-type="float" office:value="1.5223">
            <text:p>1,52</text:p>
          </table:table-cell>
          <table:table-cell table:style-name="ce8" office:value-type="float" office:value="2.21">
            <text:p>2,21</text:p>
          </table:table-cell>
          <table:table-cell table:style-name="ce19" table:formula="of:=0.1*[.C30]*[.B30]" office:value-type="float" office:value="0.3364283">
            <text:p>0,336</text:p>
          </table:table-cell>
          <table:table-cell table:style-name="ce25" table:formula="of:=10*[.C30]/[.B30]" office:value-type="float" office:value="14.5175064047822">
            <text:p>14,52</text:p>
          </table:table-cell>
          <table:table-cell table:style-name="ce14" office:value-type="string">
            <text:p>&lt;XY&gt;</text:p>
          </table:table-cell>
          <table:table-cell table:style-name="ce27" office:value-type="string">
            <text:p>dR/dQ</text:p>
          </table:table-cell>
          <table:table-cell table:number-columns-repeated="7"/>
          <table:table-cell table:formula="of:=[.D30]*[.D30]" office:value-type="float" office:value="0.11318400104089">
            <text:p>0,113184001</text:p>
          </table:table-cell>
          <table:table-cell table:formula="of:=[.E30]*[.E30]" office:value-type="float" office:value="210.757992212893">
            <text:p>210,7579922129</text:p>
          </table:table-cell>
          <table:table-cell table:formula="of:=[.D30]*[.E30]" office:value-type="float" office:value="4.8841">
            <text:p>4,8841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19"/>
          <table:table-cell table:style-name="ce25"/>
          <table:table-cell table:style-name="ce8" table:formula="of:=SUM([.Q26:.Q33])/5" office:value-type="float" office:value="2.352058">
            <text:p>2,35</text:p>
          </table:table-cell>
          <table:table-cell table:style-name="ce28" table:formula="of:=([.F31]-[.F27]*[.G27])/([.F29]-[.F27]*[.F27])" office:value-type="float" office:value="2.23504881449194">
            <text:p>2,2350</text:p>
          </table:table-cell>
          <table:table-cell table:number-columns-repeated="11"/>
          <table:table-cell table:style-name="ce31" table:number-columns-repeated="2"/>
          <table:table-cell table:number-columns-repeated="2"/>
        </table:table-row>
        <table:table-row table:style-name="ro1">
          <table:table-cell table:style-name="ce2"/>
          <table:table-cell table:style-name="ce8" table:number-columns-repeated="2"/>
          <table:table-cell table:style-name="ce19"/>
          <table:table-cell table:style-name="ce29" office:value-type="string">
            <text:p>ε(dR/dQ)</text:p>
          </table:table-cell>
          <table:table-cell table:style-name="ce21" office:value-type="string">
            <text:p>σ(dR/dQ)</text:p>
          </table:table-cell>
          <table:table-cell table:style-name="ce27" office:value-type="string">
            <text:p>Ro, Ом</text:p>
          </table:table-cell>
          <table:table-cell table:number-columns-repeated="11"/>
          <table:table-cell table:style-name="ce12"/>
          <table:table-cell table:style-name="ce4"/>
          <table:table-cell table:number-columns-repeated="2"/>
        </table:table-row>
        <table:table-row table:style-name="ro2">
          <table:table-cell table:style-name="ce3"/>
          <table:table-cell table:style-name="ce9" table:number-columns-repeated="2"/>
          <table:table-cell table:style-name="ce23"/>
          <table:table-cell table:style-name="ce15" table:formula="of:=[.F33]/[.G31]" office:value-type="float" office:value="0.145784935862822">
            <text:p>0,15</text:p>
          </table:table-cell>
          <table:table-cell table:style-name="ce9" table:formula="of:=SQRT((([.G29]-[.G27]*[.G27])/([.F29]-[.F27]*[.F27]) - [.G31]*[.G31])/5)" office:value-type="float" office:value="0.325836448070983">
            <text:p>0,33</text:p>
          </table:table-cell>
          <table:table-cell table:style-name="ce15" table:formula="of:=[.G27]-[.G31]*[.F27]" office:value-type="float" office:value="13.8524043885848">
            <text:p>13,85</text:p>
          </table:table-cell>
          <table:table-cell table:number-columns-repeated="11"/>
          <table:table-cell table:style-name="ce11" table:number-columns-repeated="2"/>
          <table:table-cell table:number-columns-repeated="2"/>
        </table:table-row>
        <table:table-row table:style-name="ro2">
          <table:table-cell table:style-name="ce4"/>
          <table:table-cell table:style-name="ce11" table:number-columns-repeated="2"/>
          <table:table-cell table:style-name="ce5"/>
          <table:table-cell table:style-name="ce11"/>
          <table:table-cell table:style-name="ce4" table:number-columns-repeated="2"/>
          <table:table-cell table:number-columns-repeated="15"/>
        </table:table-row>
        <table:table-row table:style-name="ro2">
          <table:table-cell table:style-name="ce4"/>
          <table:table-cell table:style-name="ce11" table:number-columns-repeated="2"/>
          <table:table-cell table:style-name="ce5"/>
          <table:table-cell table:style-name="ce11"/>
          <table:table-cell table:style-name="ce5"/>
          <table:table-cell table:style-name="ce11"/>
          <table:table-cell table:number-columns-repeated="15"/>
        </table:table-row>
        <table:table-row table:style-name="ro2">
          <table:table-cell table:style-name="ce4"/>
          <table:table-cell table:style-name="ce11" table:number-columns-repeated="2"/>
          <table:table-cell table:style-name="ce5"/>
          <table:table-cell table:style-name="ce11"/>
          <table:table-cell table:style-name="ce4" table:number-columns-repeated="2"/>
          <table:table-cell table:number-columns-repeated="15"/>
        </table:table-row>
        <table:table-row table:style-name="ro2">
          <table:table-cell table:style-name="ce4"/>
          <table:table-cell table:style-name="ce11" table:number-columns-repeated="2"/>
          <table:table-cell table:style-name="ce5"/>
          <table:table-cell table:style-name="ce11"/>
          <table:table-cell table:style-name="ce31"/>
          <table:table-cell table:style-name="ce11"/>
          <table:table-cell table:number-columns-repeated="15"/>
        </table:table-row>
        <table:table-row table:style-name="ro2">
          <table:table-cell table:style-name="ce4"/>
          <table:table-cell table:style-name="ce11" table:number-columns-repeated="2"/>
          <table:table-cell table:style-name="ce5"/>
          <table:table-cell table:style-name="ce11"/>
          <table:table-cell table:style-name="ce4" table:number-columns-repeated="2"/>
          <table:table-cell table:number-columns-repeated="15"/>
        </table:table-row>
        <table:table-row table:style-name="ro2">
          <table:table-cell table:style-name="ce4"/>
          <table:table-cell table:style-name="ce11" table:number-columns-repeated="2"/>
          <table:table-cell table:style-name="ce5"/>
          <table:table-cell table:style-name="ce11" table:number-columns-repeated="2"/>
          <table:table-cell table:style-name="ce31"/>
          <table:table-cell table:number-columns-repeated="15"/>
        </table:table-row>
        <table:table-row table:style-name="ro1">
          <table:table-cell table:style-name="ce4" office:value-type="string">
            <text:p>R<text:span text:style-name="T1">273</text:span></text:p>
          </table:table-cell>
          <table:table-cell table:style-name="ce12" office:value-type="string">
            <text:p>α</text:p>
          </table:table-cell>
          <table:table-cell table:style-name="ce18" office:value-type="string">
            <text:p>ε(α)</text:p>
          </table:table-cell>
          <table:table-cell table:style-name="ce5"/>
          <table:table-cell table:style-name="ce11"/>
          <table:table-cell table:style-name="ce12"/>
          <table:table-cell table:style-name="ce4"/>
          <table:table-cell table:number-columns-repeated="15"/>
        </table:table-row>
        <table:table-row table:style-name="ro2">
          <table:table-cell table:style-name="ce5" table:formula="of:=273*[.D49]+[.B51]" office:value-type="float" office:value="11.464336416851">
            <text:p>11,464</text:p>
          </table:table-cell>
          <table:table-cell table:style-name="ce13" table:formula="of:=[.D49]/[.A41]" office:value-type="float" office:value="0.00354247431613344">
            <text:p>0,003542</text:p>
          </table:table-cell>
          <table:table-cell table:style-name="ce11" table:formula="of:=SQRT((2*[.D51])^2)" office:value-type="float" office:value="0.069260738425407">
            <text:p>0,07</text:p>
          </table:table-cell>
          <table:table-cell table:style-name="ce5"/>
          <table:table-cell table:style-name="ce11" table:number-columns-repeated="3"/>
          <table:table-cell table:number-columns-repeated="15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T, K</text:p>
          </table:table-cell>
          <table:table-cell table:style-name="ce7" office:value-type="string">
            <text:p>Ro, Ом</text:p>
          </table:table-cell>
          <table:table-cell table:style-name="ce7" office:value-type="string">
            <text:p>&lt;X&gt;</text:p>
          </table:table-cell>
          <table:table-cell table:style-name="ce7" office:value-type="string">
            <text:p>&lt;Y&gt;</text:p>
          </table:table-cell>
          <table:table-cell table:style-name="ce7" office:value-type="string">
            <text:p>x</text:p>
          </table:table-cell>
          <table:table-cell table:style-name="ce18" office:value-type="string">
            <text:p>ε(x)</text:p>
          </table:table-cell>
          <table:table-cell table:number-columns-repeated="16"/>
        </table:table-row>
        <table:table-row table:style-name="ro2">
          <table:table-cell table:style-name="ce2" office:value-type="float" office:value="296.4">
            <text:p>296,4</text:p>
          </table:table-cell>
          <table:table-cell table:style-name="ce8" table:formula="of:=[.G9]" office:value-type="float" office:value="12.412120057543">
            <text:p>12,41</text:p>
          </table:table-cell>
          <table:table-cell table:style-name="ce19" table:formula="of:=SUM([.A45:.A49])/4" office:value-type="float" office:value="316.55">
            <text:p>316,550</text:p>
          </table:table-cell>
          <table:table-cell table:style-name="ce8" table:formula="of:=SUM([.B45:.B48])/4" office:value-type="float" office:value="13.2329941256234">
            <text:p>13,23</text:p>
          </table:table-cell>
          <table:table-cell table:style-name="ce20" office:value-type="float" office:value="0.0261">
            <text:p>0,0261</text:p>
          </table:table-cell>
          <table:table-cell table:style-name="ce25" table:formula="of:=SQRT(([.$D$51])^2 + ([.E9])^2)" office:value-type="float" office:value="0.110747643486071">
            <text:p>0,11</text:p>
          </table:table-cell>
          <table:table-cell/>
          <table:table-cell>
            <draw:frame table:end-cell-address="Лист1.N66" table:end-x="2.079cm" table:end-y="0.223cm" draw:z-index="4" draw:style-name="gr1" draw:text-style-name="P1" svg:width="15.422cm" svg:height="8.998cm" svg:x="0.206cm" svg:y="0.287cm">
              <draw:object draw:notify-on-update-of-ranges="Лист1.A45:Лист1.A48 Лист1.E45:Лист1.E4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table:formula="of:=[.A45]*[.A45]" office:value-type="float" office:value="87852.96">
            <text:p>87852,96</text:p>
          </table:table-cell>
          <table:table-cell table:formula="of:=[.B45]*[.B45]" office:value-type="float" office:value="154.060724322862">
            <text:p>154,0607243229</text:p>
          </table:table-cell>
          <table:table-cell table:formula="of:=[.A45]*[.B45]" office:value-type="float" office:value="3678.95238505575">
            <text:p>3678,9523850558</text:p>
          </table:table-cell>
          <table:table-cell table:number-columns-repeated="4"/>
        </table:table-row>
        <table:table-row table:style-name="ro2">
          <table:table-cell table:style-name="ce2" office:value-type="float" office:value="313.2">
            <text:p>313,2</text:p>
          </table:table-cell>
          <table:table-cell table:style-name="ce8" table:formula="of:=[.G17]" office:value-type="float" office:value="13.073472838343">
            <text:p>13,07</text:p>
          </table:table-cell>
          <table:table-cell table:style-name="ce14" office:value-type="string">
            <text:p>&lt;X^2&gt;</text:p>
          </table:table-cell>
          <table:table-cell table:style-name="ce14" office:value-type="string">
            <text:p>&lt;Y^2&gt;</text:p>
          </table:table-cell>
          <table:table-cell table:style-name="ce20" office:value-type="float" office:value="0.0278">
            <text:p>0,0278</text:p>
          </table:table-cell>
          <table:table-cell table:style-name="ce25" table:formula="of:=SQRT(([.$D$51])^2 + ([.E17])^2)" office:value-type="float" office:value="0.0722881318960602">
            <text:p>0,07</text:p>
          </table:table-cell>
          <table:table-cell table:number-columns-repeated="9"/>
          <table:table-cell table:formula="of:=[.A46]*[.A46]" office:value-type="float" office:value="98094.24">
            <text:p>98094,24</text:p>
          </table:table-cell>
          <table:table-cell table:formula="of:=[.B46]*[.B46]" office:value-type="float" office:value="170.915692054891">
            <text:p>170,9156920549</text:p>
          </table:table-cell>
          <table:table-cell table:formula="of:=[.A46]*[.B46]" office:value-type="float" office:value="4094.61169296901">
            <text:p>4094,611692969</text:p>
          </table:table-cell>
          <table:table-cell table:number-columns-repeated="4"/>
        </table:table-row>
        <table:table-row table:style-name="ro2">
          <table:table-cell table:style-name="ce2" office:value-type="float" office:value="323.9">
            <text:p>323,9</text:p>
          </table:table-cell>
          <table:table-cell table:style-name="ce8" table:formula="of:=[.G25]" office:value-type="float" office:value="13.5939792180228">
            <text:p>13,59</text:p>
          </table:table-cell>
          <table:table-cell table:style-name="ce8" table:formula="of:=SUM([.P45:.P49])/4" office:value-type="float" office:value="100386.925">
            <text:p>100386,93</text:p>
          </table:table-cell>
          <table:table-cell table:style-name="ce8" table:formula="of:=SUM([.Q45:.Q49])/4" office:value-type="float" office:value="175.415448675668">
            <text:p>175,42</text:p>
          </table:table-cell>
          <table:table-cell table:style-name="ce20" office:value-type="float" office:value="0.0283">
            <text:p>0,0283</text:p>
          </table:table-cell>
          <table:table-cell table:style-name="ce25" table:formula="of:=SQRT(([.$D$51])^2 + ([.E25])^2)" office:value-type="float" office:value="0.106162582417289">
            <text:p>0,11</text:p>
          </table:table-cell>
          <table:table-cell table:number-columns-repeated="9"/>
          <table:table-cell table:formula="of:=[.A47]*[.A47]" office:value-type="float" office:value="104911.21">
            <text:p>104911,21</text:p>
          </table:table-cell>
          <table:table-cell table:formula="of:=[.B47]*[.B47]" office:value-type="float" office:value="184.796270980036">
            <text:p>184,79627098</text:p>
          </table:table-cell>
          <table:table-cell table:formula="of:=[.A47]*[.B47]" office:value-type="float" office:value="4403.08986871759">
            <text:p>4403,0898687176</text:p>
          </table:table-cell>
          <table:table-cell table:number-columns-repeated="4"/>
        </table:table-row>
        <table:table-row table:style-name="ro2">
          <table:table-cell table:style-name="ce2" office:value-type="float" office:value="332.7">
            <text:p>332,7</text:p>
          </table:table-cell>
          <table:table-cell table:style-name="ce8" table:formula="of:=[.G33]" office:value-type="float" office:value="13.8524043885848">
            <text:p>13,85</text:p>
          </table:table-cell>
          <table:table-cell table:style-name="ce14" office:value-type="string">
            <text:p>&lt;XY&gt;</text:p>
          </table:table-cell>
          <table:table-cell table:style-name="ce14" office:value-type="string">
            <text:p>dR/dT</text:p>
          </table:table-cell>
          <table:table-cell table:style-name="ce20" office:value-type="float" office:value="0.0289">
            <text:p>0,0289</text:p>
          </table:table-cell>
          <table:table-cell table:style-name="ce25" table:formula="of:=SQRT(([.$D$51])^2 + ([.E33])^2)" office:value-type="float" office:value="0.14984161636987">
            <text:p>0,15</text:p>
          </table:table-cell>
          <table:table-cell table:number-columns-repeated="9"/>
          <table:table-cell table:formula="of:=[.A48]*[.A48]" office:value-type="float" office:value="110689.29">
            <text:p>110689,29</text:p>
          </table:table-cell>
          <table:table-cell table:formula="of:=[.B48]*[.B48]" office:value-type="float" office:value="191.889107344885">
            <text:p>191,8891073449</text:p>
          </table:table-cell>
          <table:table-cell table:formula="of:=[.A48]*[.B48]" office:value-type="float" office:value="4608.69494008218">
            <text:p>4608,6949400822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8"/>
          <table:table-cell table:style-name="ce20" table:formula="of:=SUM([.R45:.R49])/4" office:value-type="float" office:value="4196.33722170613">
            <text:p>4196,3372</text:p>
          </table:table-cell>
          <table:table-cell table:style-name="ce25" table:formula="of:=([.C49]-[.C45]*[.D45])/([.C47]-[.C45]*[.C45])" office:value-type="float" office:value="0.0406121173082078">
            <text:p>0,04</text:p>
          </table:table-cell>
          <table:table-cell table:style-name="ce14"/>
          <table:table-cell table:style-name="ce27"/>
          <table:table-cell table:number-columns-repeated="16"/>
        </table:table-row>
        <table:table-row table:style-name="ro1">
          <table:table-cell table:style-name="ce2"/>
          <table:table-cell table:style-name="ce14" office:value-type="string">
            <text:p>b</text:p>
          </table:table-cell>
          <table:table-cell table:style-name="ce21" office:value-type="string">
            <text:p>σ(dR/dT)</text:p>
          </table:table-cell>
          <table:table-cell table:style-name="ce21" office:value-type="string">
            <text:p>ε(dR/dT)</text:p>
          </table:table-cell>
          <table:table-cell table:style-name="ce14"/>
          <table:table-cell table:style-name="ce27"/>
          <table:table-cell table:number-columns-repeated="16"/>
        </table:table-row>
        <table:table-row table:style-name="ro2">
          <table:table-cell table:style-name="ce3"/>
          <table:table-cell table:style-name="ce15" table:formula="of:=[.D45]-[.D49]*[.C45]" office:value-type="float" office:value="0.37722839171024">
            <text:p>0,38</text:p>
          </table:table-cell>
          <table:table-cell table:style-name="ce22" table:formula="of:=SQRT((([.D47]-[.D45]*[.D45])/([.C47]-[.C45]*[.C45]) - [.D49]*[.D49])/4)" office:value-type="float" office:value="0.00140641261689286">
            <text:p>0,0014</text:p>
          </table:table-cell>
          <table:table-cell table:style-name="ce9" table:formula="of:=[.C51]/[.D49]" office:value-type="float" office:value="0.0346303692127035">
            <text:p>0,03</text:p>
          </table:table-cell>
          <table:table-cell table:style-name="ce16"/>
          <table:table-cell table:style-name="ce32"/>
          <table:table-cell table:number-columns-repeated="16"/>
        </table:table-row>
        <table:table-row table:style-name="ro2">
          <table:table-cell table:style-name="ce1" office:value-type="string">
            <text:p>ln(T)</text:p>
          </table:table-cell>
          <table:table-cell table:style-name="ce7" office:value-type="string">
            <text:p>ln(x)</text:p>
          </table:table-cell>
          <table:table-cell table:style-name="ce7" office:value-type="string">
            <text:p>&lt;X&gt;</text:p>
          </table:table-cell>
          <table:table-cell table:style-name="ce26" office:value-type="string">
            <text:p>&lt;Y&gt;</text:p>
          </table:table-cell>
          <table:table-cell table:number-columns-repeated="18"/>
        </table:table-row>
        <table:table-row table:style-name="ro2">
          <table:table-cell table:style-name="ce6" table:formula="of:=LN([.A45])" office:value-type="float" office:value="5.69170989342193">
            <text:p>5,69</text:p>
          </table:table-cell>
          <table:table-cell table:style-name="ce8" table:formula="of:=LN([.E45])" office:value-type="float" office:value="-3.64581996465349">
            <text:p>-3,65</text:p>
          </table:table-cell>
          <table:table-cell table:style-name="ce19" table:formula="of:=SUM([.A53:.A56])/4" office:value-type="float" office:value="5.75655696668507">
            <text:p>5,757</text:p>
          </table:table-cell>
          <table:table-cell table:style-name="ce25" table:formula="of:=SUM([.B53:.B56])/4" office:value-type="float" office:value="-3.58433659528393">
            <text:p>-3,58</text:p>
          </table:table-cell>
          <table:table-cell table:number-columns-repeated="11"/>
          <table:table-cell table:formula="of:=[.A53]*[.A53]" office:value-type="float" office:value="32.3955615108771">
            <text:p>32,3955615109</text:p>
          </table:table-cell>
          <table:table-cell table:formula="of:=[.B53]*[.B53]" office:value-type="float" office:value="13.292003214666">
            <text:p>13,2920032147</text:p>
          </table:table-cell>
          <table:table-cell table:formula="of:=[.A53]*[.B53]" office:value-type="float" office:value="-20.7509495624535">
            <text:p>-20,7509495625</text:p>
          </table:table-cell>
          <table:table-cell table:number-columns-repeated="4"/>
        </table:table-row>
        <table:table-row table:style-name="ro2">
          <table:table-cell table:style-name="ce6" table:formula="of:=LN([.A46])" office:value-type="float" office:value="5.74684196411665">
            <text:p>5,75</text:p>
          </table:table-cell>
          <table:table-cell table:style-name="ce8" table:formula="of:=LN([.E46])" office:value-type="float" office:value="-3.58271925828555">
            <text:p>-3,58</text:p>
          </table:table-cell>
          <table:table-cell table:style-name="ce14" office:value-type="string">
            <text:p>&lt;X^2&gt;</text:p>
          </table:table-cell>
          <table:table-cell table:style-name="ce27" office:value-type="string">
            <text:p>&lt;Y^2&gt;</text:p>
          </table:table-cell>
          <table:table-cell table:number-columns-repeated="11"/>
          <table:table-cell table:formula="of:=[.A54]*[.A54]" office:value-type="float" office:value="33.0261925605321">
            <text:p>33,0261925605</text:p>
          </table:table-cell>
          <table:table-cell table:formula="of:=[.B54]*[.B54]" office:value-type="float" office:value="12.8358772836901">
            <text:p>12,8358772837</text:p>
          </table:table-cell>
          <table:table-cell table:formula="of:=[.A54]*[.B54]" office:value-type="float" office:value="-20.5893213791642">
            <text:p>-20,5893213792</text:p>
          </table:table-cell>
          <table:table-cell table:number-columns-repeated="4"/>
        </table:table-row>
        <table:table-row table:style-name="ro2">
          <table:table-cell table:style-name="ce6" table:formula="of:=LN([.A47])" office:value-type="float" office:value="5.78043482617728">
            <text:p>5,78</text:p>
          </table:table-cell>
          <table:table-cell table:style-name="ce8" table:formula="of:=LN([.E47])" office:value-type="float" office:value="-3.56489347433294">
            <text:p>-3,56</text:p>
          </table:table-cell>
          <table:table-cell table:style-name="ce8" table:formula="of:=SUM([.P53:.P57])/4" office:value-type="float" office:value="33.1398077522268">
            <text:p>33,14</text:p>
          </table:table-cell>
          <table:table-cell table:style-name="ce25" table:formula="of:=SUM([.Q53:.Q57])/4" office:value-type="float" office:value="12.8489175450936">
            <text:p>12,85</text:p>
          </table:table-cell>
          <table:table-cell table:number-columns-repeated="11"/>
          <table:table-cell table:formula="of:=[.A55]*[.A55]" office:value-type="float" office:value="33.4134267796832">
            <text:p>33,4134267797</text:p>
          </table:table-cell>
          <table:table-cell table:formula="of:=[.B55]*[.B55]" office:value-type="float" office:value="12.7084654833416">
            <text:p>12,7084654833</text:p>
          </table:table-cell>
          <table:table-cell table:formula="of:=[.A55]*[.B55]" office:value-type="float" office:value="-20.6066343906463">
            <text:p>-20,6066343906</text:p>
          </table:table-cell>
          <table:table-cell table:number-columns-repeated="4"/>
        </table:table-row>
        <table:table-row table:style-name="ro2">
          <table:table-cell table:style-name="ce6" table:formula="of:=LN([.A48])" office:value-type="float" office:value="5.80724118302443">
            <text:p>5,81</text:p>
          </table:table-cell>
          <table:table-cell table:style-name="ce8" table:formula="of:=LN([.E48])" office:value-type="float" office:value="-3.54391368386375">
            <text:p>-3,54</text:p>
          </table:table-cell>
          <table:table-cell table:style-name="ce14" office:value-type="string">
            <text:p>&lt;XY&gt;</text:p>
          </table:table-cell>
          <table:table-cell table:style-name="ce27" office:value-type="string">
            <text:p>β</text:p>
          </table:table-cell>
          <table:table-cell table:number-columns-repeated="11"/>
          <table:table-cell table:formula="of:=[.A56]*[.A56]" office:value-type="float" office:value="33.724050157815">
            <text:p>33,7240501578</text:p>
          </table:table-cell>
          <table:table-cell table:formula="of:=[.B56]*[.B56]" office:value-type="float" office:value="12.5593241986767">
            <text:p>12,5593241987</text:p>
          </table:table-cell>
          <table:table-cell table:formula="of:=[.A56]*[.B56]" office:value-type="float" office:value="-20.5803614940174">
            <text:p>-20,580361494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4"/>
          <table:table-cell table:style-name="ce20" table:formula="of:=SUM([.R53:.R57])/4" office:value-type="float" office:value="-20.6318167065703">
            <text:p>-20,6318</text:p>
          </table:table-cell>
          <table:table-cell table:style-name="ce28" table:formula="of:=([.C57]-[.C53]*[.D53])/([.C55]-[.C53]*[.C53])" office:value-type="float" office:value="0.871722815340377">
            <text:p>0,8717</text:p>
          </table:table-cell>
          <table:table-cell table:number-columns-repeated="18"/>
        </table:table-row>
        <table:table-row table:style-name="ro2">
          <table:table-cell table:style-name="ce2"/>
          <table:table-cell table:style-name="ce14"/>
          <table:table-cell table:style-name="ce21" office:value-type="string">
            <text:p>σ(β)</text:p>
          </table:table-cell>
          <table:table-cell table:style-name="ce29" office:value-type="string">
            <text:p>ε(β)</text:p>
          </table:table-cell>
          <table:table-cell table:number-columns-repeated="18"/>
        </table:table-row>
        <table:table-row table:style-name="ro2">
          <table:table-cell table:style-name="ce3"/>
          <table:table-cell table:style-name="ce16"/>
          <table:table-cell table:style-name="ce22" table:formula="of:=SQRT((([.D55]-[.D53]*[.D53])/([.C55]-[.C53]*[.C53]) - [.D57]*[.D57])/4)" office:value-type="float" office:value="0.0691546651087648">
            <text:p>0,0692</text:p>
          </table:table-cell>
          <table:table-cell table:style-name="ce15" table:formula="of:=[.C59]/[.D57]" office:value-type="float" office:value="0.0793310257478604">
            <text:p>0,08</text:p>
          </table:table-cell>
          <table:table-cell table:number-columns-repeated="18"/>
        </table:table-row>
        <table:table-row table:style-name="ro2" table:number-rows-repeated="4">
          <table:table-cell table:number-columns-repeated="22"/>
        </table:table-row>
        <table:table-row table:style-name="ro2">
          <table:table-cell>
            <draw:frame table:end-cell-address="Лист1.G85" table:end-x="2.002cm" table:end-y="0.348cm" draw:z-index="3" draw:style-name="gr1" draw:text-style-name="P1" svg:width="15.422cm" svg:height="8.998cm" svg:x="0.128cm" svg:y="0.392cm">
              <draw:object draw:notify-on-update-of-ranges="Лист1.A2:Лист1.A2 Лист1.D2:Лист1.D6 Лист1.E2:Лист1.E6 Лист1.A10:Лист1.A10 Лист1.D10:Лист1.D14 Лист1.E10:Лист1.E14 Лист1.A18:Лист1.A18 Лист1.D18:Лист1.D22 Лист1.E18:Лист1.E22 Лист1.A26:Лист1.A26 Лист1.D26:Лист1.D30 Лист1.E26:Лист1.E3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17"/>
          <table:table-cell table:number-columns-repeated="20"/>
        </table:table-row>
        <table:table-row table:style-name="ro2">
          <table:table-cell/>
          <table:table-cell table:style-name="ce17"/>
          <table:table-cell table:number-columns-repeated="20"/>
        </table:table-row>
        <table:table-row table:style-name="ro2">
          <table:table-cell/>
          <table:table-cell table:style-name="ce17"/>
          <table:table-cell table:number-columns-repeated="5"/>
          <table:table-cell>
            <draw:frame table:end-cell-address="Лист1.N87" table:end-x="2.182cm" table:end-y="0.356cm" draw:z-index="2" draw:style-name="gr1" draw:text-style-name="P1" svg:width="15.653cm" svg:height="8.995cm" svg:x="0.078cm" svg:y="0.403cm">
              <draw:object draw:notify-on-update-of-ranges="Лист1.A53:Лист1.A56 Лист1.B53:Лист1.B5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2" table:number-rows-repeated="12">
          <table:table-cell table:number-columns-repeated="22"/>
        </table:table-row>
        <table:table-row table:style-name="ro2">
          <table:table-cell table:number-columns-repeated="8"/>
          <table:table-cell table:style-name="ce4" table:number-columns-repeated="4"/>
          <table:table-cell table:number-columns-repeated="10"/>
        </table:table-row>
        <table:table-row table:style-name="ro2">
          <table:table-cell table:number-columns-repeated="8"/>
          <table:table-cell table:style-name="ce5"/>
          <table:table-cell table:style-name="ce11"/>
          <table:table-cell table:style-name="ce5"/>
          <table:table-cell table:style-name="ce11"/>
          <table:table-cell table:number-columns-repeated="10"/>
        </table:table-row>
        <table:table-row table:style-name="ro2">
          <table:table-cell table:number-columns-repeated="8"/>
          <table:table-cell table:style-name="ce4" table:number-columns-repeated="4"/>
          <table:table-cell table:number-columns-repeated="10"/>
        </table:table-row>
        <table:table-row table:style-name="ro2">
          <table:table-cell table:number-columns-repeated="8"/>
          <table:table-cell table:style-name="ce31"/>
          <table:table-cell table:style-name="ce34"/>
          <table:table-cell table:style-name="ce31"/>
          <table:table-cell table:style-name="ce34"/>
          <table:table-cell table:number-columns-repeated="10"/>
        </table:table-row>
        <table:table-row table:style-name="ro2">
          <table:table-cell table:number-columns-repeated="8"/>
          <table:table-cell table:style-name="ce4" table:number-columns-repeated="4"/>
          <table:table-cell table:number-columns-repeated="10"/>
        </table:table-row>
        <table:table-row table:style-name="ro2">
          <table:table-cell table:number-columns-repeated="8"/>
          <table:table-cell table:style-name="ce11"/>
          <table:table-cell table:style-name="ce31"/>
          <table:table-cell table:style-name="ce11"/>
          <table:table-cell table:style-name="ce31"/>
          <table:table-cell table:number-columns-repeated="10"/>
        </table:table-row>
        <table:table-row table:style-name="ro2">
          <table:table-cell table:number-columns-repeated="8"/>
          <table:table-cell table:style-name="ce12"/>
          <table:table-cell table:style-name="ce4"/>
          <table:table-cell table:style-name="ce12"/>
          <table:table-cell table:style-name="ce4"/>
          <table:table-cell table:number-columns-repeated="10"/>
        </table:table-row>
        <table:table-row table:style-name="ro2">
          <table:table-cell table:number-columns-repeated="8"/>
          <table:table-cell table:style-name="ce11" table:number-columns-repeated="4"/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8"/>
          <table:table-cell table:style-name="ce4" table:number-columns-repeated="4"/>
          <table:table-cell table:number-columns-repeated="10"/>
        </table:table-row>
        <table:table-row table:style-name="ro2">
          <table:table-cell table:number-columns-repeated="8"/>
          <table:table-cell table:style-name="ce5"/>
          <table:table-cell table:style-name="ce11"/>
          <table:table-cell table:style-name="ce5"/>
          <table:table-cell table:style-name="ce11"/>
          <table:table-cell table:number-columns-repeated="10"/>
        </table:table-row>
        <table:table-row table:style-name="ro2">
          <table:table-cell table:number-columns-repeated="8"/>
          <table:table-cell table:style-name="ce4" table:number-columns-repeated="4"/>
          <table:table-cell table:number-columns-repeated="10"/>
        </table:table-row>
        <table:table-row table:style-name="ro2">
          <table:table-cell table:number-columns-repeated="8"/>
          <table:table-cell table:style-name="ce31"/>
          <table:table-cell table:style-name="ce34"/>
          <table:table-cell table:style-name="ce31"/>
          <table:table-cell table:style-name="ce34"/>
          <table:table-cell table:number-columns-repeated="10"/>
        </table:table-row>
        <table:table-row table:style-name="ro2">
          <table:table-cell table:number-columns-repeated="8"/>
          <table:table-cell table:style-name="ce4" table:number-columns-repeated="4"/>
          <table:table-cell table:number-columns-repeated="10"/>
        </table:table-row>
        <table:table-row table:style-name="ro2">
          <table:table-cell table:number-columns-repeated="8"/>
          <table:table-cell table:style-name="ce11"/>
          <table:table-cell table:style-name="ce31"/>
          <table:table-cell table:style-name="ce11"/>
          <table:table-cell table:style-name="ce31"/>
          <table:table-cell table:number-columns-repeated="10"/>
        </table:table-row>
        <table:table-row table:style-name="ro2">
          <table:table-cell table:number-columns-repeated="8"/>
          <table:table-cell table:style-name="ce12"/>
          <table:table-cell table:style-name="ce4"/>
          <table:table-cell table:style-name="ce12"/>
          <table:table-cell table:style-name="ce4"/>
          <table:table-cell table:number-columns-repeated="10"/>
        </table:table-row>
        <table:table-row table:style-name="ro2">
          <table:table-cell table:number-columns-repeated="8"/>
          <table:table-cell table:style-name="ce11" table:number-columns-repeated="4"/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8"/>
          <table:table-cell table:style-name="ce4" table:number-columns-repeated="2"/>
          <table:table-cell table:number-columns-repeated="12"/>
        </table:table-row>
        <table:table-row table:style-name="ro2">
          <table:table-cell table:number-columns-repeated="8"/>
          <table:table-cell table:style-name="ce5"/>
          <table:table-cell table:style-name="ce11"/>
          <table:table-cell table:number-columns-repeated="12"/>
        </table:table-row>
        <table:table-row table:style-name="ro2">
          <table:table-cell table:number-columns-repeated="8"/>
          <table:table-cell table:style-name="ce4" table:number-columns-repeated="2"/>
          <table:table-cell table:number-columns-repeated="12"/>
        </table:table-row>
        <table:table-row table:style-name="ro2">
          <table:table-cell table:number-columns-repeated="8"/>
          <table:table-cell table:style-name="ce31"/>
          <table:table-cell table:style-name="ce34"/>
          <table:table-cell table:number-columns-repeated="12"/>
        </table:table-row>
        <table:table-row table:style-name="ro2">
          <table:table-cell table:number-columns-repeated="8"/>
          <table:table-cell table:style-name="ce4" table:number-columns-repeated="2"/>
          <table:table-cell table:number-columns-repeated="12"/>
        </table:table-row>
        <table:table-row table:style-name="ro2">
          <table:table-cell table:number-columns-repeated="8"/>
          <table:table-cell table:style-name="ce11"/>
          <table:table-cell table:style-name="ce31"/>
          <table:table-cell table:number-columns-repeated="12"/>
        </table:table-row>
        <table:table-row table:style-name="ro2">
          <table:table-cell table:number-columns-repeated="8"/>
          <table:table-cell table:style-name="ce12"/>
          <table:table-cell table:style-name="ce4"/>
          <table:table-cell table:number-columns-repeated="12"/>
        </table:table-row>
        <table:table-row table:style-name="ro2">
          <table:table-cell table:number-columns-repeated="8"/>
          <table:table-cell table:style-name="ce11" table:number-columns-repeated="2"/>
          <table:table-cell table:number-columns-repeated="12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1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7.04.2019</text:date>, <text:time>16:25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2:57:52.25</meta:creation-date>
    <dc:date>2019-04-07T16:25:47.96</dc:date>
    <meta:editing-duration>PT11H50M41S</meta:editing-duration>
    <meta:editing-cycles>6</meta:editing-cycles>
    <meta:generator>OpenOffice/4.1.3$Win32 OpenOffice.org_project/413m1$Build-9783</meta:generator>
    <meta:document-statistic meta:table-count="3" meta:cell-count="3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2"/>
    <style:style style:name="ch11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2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svg:stroke-color="#579d1c"/>
    </style:style>
    <style:style style:name="ch16" style:family="chart" style:data-style-name="N2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svg:stroke-color="#7e0021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5cm" svg:height="9.156cm" xlink:href=".." xlink:type="simple" chart:class="chart:scatter" chart:style-name="ch1">
        <chart:plot-area chart:style-name="ch2" table:cell-range-address="Лист1.D2:Лист1.E2 Лист1.D4:Лист1.E6 Лист1.A2:Лист1.A2 Лист1.E3:Лист1.E3 Лист1.A10:Лист1.A10 Лист1.E10:Лист1.E14 Лист1.A18:Лист1.A18 Лист1.E18:Лист1.E22 Лист1.A26:Лист1.A26 Лист1.E26:Лист1.E30" chart:data-source-has-labels="column" svg:x="1.353cm" svg:y="0.867cm" svg:width="13.527cm" svg:height="7.093cm">
          <chartooo:coordinate-region svg:x="2.509cm" svg:y="1.069cm" svg:width="11.917cm" svg:height="6.239cm"/>
          <chart:axis chart:dimension="x" chart:name="primary-x" chart:style-name="ch3">
            <chart:title svg:x="7.656cm" svg:y="8.143cm" chart:style-name="ch4">
              <text:p>Q, Вт</text:p>
            </chart:title>
            <chart:grid chart:style-name="ch5" chart:class="major"/>
          </chart:axis>
          <chart:axis chart:dimension="y" chart:name="primary-y" chart:style-name="ch6">
            <chart:title svg:x="0.451cm" svg:y="4.923cm" chart:style-name="ch7">
              <text:p>R, Ом</text:p>
            </chart:title>
            <chart:grid chart:style-name="ch5" chart:class="major"/>
          </chart:axis>
          <chart:series chart:style-name="ch8" chart:values-cell-range-address="Лист1.E2:Лист1.E2 Лист1.E4:Лист1.E4 Лист1.E5:Лист1.E5 Лист1.E6:Лист1.E6" chart:label-cell-address="Лист1.A2:Лист1.A2" chart:class="chart:scatter">
            <chart:domain table:cell-range-address="Лист1.D2:Лист1.D2 Лист1.D4:Лист1.D4 Лист1.D5:Лист1.D5 Лист1.D6:Лист1.D6"/>
            <chart:regression-curve chart:style-name="ch9">
              <chart:equation svg:x="6.916cm" svg:y="4.339cm" chart:style-name="ch10"/>
            </chart:regression-curve>
            <chart:data-point chart:repeated="4"/>
          </chart:series>
          <chart:series chart:style-name="ch11" chart:values-cell-range-address="Лист1.E3:Лист1.E3" chart:class="chart:scatter">
            <chart:domain table:cell-range-address="Лист1.D3:Лист1.D3"/>
            <chart:data-point/>
          </chart:series>
          <chart:series chart:style-name="ch12" chart:values-cell-range-address="Лист1.E10:Лист1.E14" chart:label-cell-address="Лист1.A10:Лист1.A10" chart:class="chart:scatter">
            <chart:domain table:cell-range-address="Лист1.D10:Лист1.D14"/>
            <chart:regression-curve chart:style-name="ch13">
              <chart:equation svg:x="10.967cm" svg:y="2.343cm" chart:style-name="ch10"/>
            </chart:regression-curve>
            <chart:data-point chart:repeated="5"/>
          </chart:series>
          <chart:series chart:style-name="ch14" chart:values-cell-range-address="Лист1.E18:Лист1.E22" chart:label-cell-address="Лист1.A18:Лист1.A18" chart:class="chart:scatter">
            <chart:domain table:cell-range-address="Лист1.D18:Лист1.D22"/>
            <chart:regression-curve chart:style-name="ch15">
              <chart:equation svg:x="2.417cm" svg:y="2.798cm" chart:style-name="ch10"/>
            </chart:regression-curve>
            <chart:data-point chart:repeated="5"/>
          </chart:series>
          <chart:series chart:style-name="ch16" chart:values-cell-range-address="Лист1.E26:Лист1.E30" chart:label-cell-address="Лист1.A26:Лист1.A26" chart:class="chart:scatter">
            <chart:domain table:cell-range-address="Лист1.D26:Лист1.D30"/>
            <chart:regression-curve chart:style-name="ch17">
              <chart:equation svg:x="8.134cm" svg:y="1.013cm" chart:style-name="ch10"/>
            </chart:regression-curve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31846555">
                <text:p>0.031846555</text:p>
                <draw:g>
                  <svg:desc>Лист1.D2:Лист1.D2 Лист1.D4:Лист1.D4 Лист1.D5:Лист1.D5 Лист1.D6:Лист1.D6</svg:desc>
                </draw:g>
              </table:table-cell>
              <table:table-cell office:value-type="float" office:value="0.13">
                <text:p>0.13</text:p>
              </table:table-cell>
              <table:table-cell office:value-type="float" office:value="0.20375">
                <text:p>0.20375</text:p>
              </table:table-cell>
              <table:table-cell office:value-type="float" office:value="0.308493">
                <text:p>0.308493</text:p>
              </table:table-cell>
            </table:table-row>
            <table:table-row>
              <table:table-cell office:value-type="string">
                <text:p>296,4</text:p>
                <draw:g>
                  <svg:desc>Лист1.A2:Лист1.A2</svg:desc>
                </draw:g>
              </table:table-cell>
              <table:table-cell office:value-type="float" office:value="12.4826766976836">
                <text:p>12.4826766976836</text:p>
                <draw:g>
                  <svg:desc>Лист1.E2:Лист1.E2 Лист1.E4:Лист1.E4 Лист1.E5:Лист1.E5 Лист1.E6:Лист1.E6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3.04">
                <text:p>13.04</text:p>
              </table:table-cell>
              <table:table-cell office:value-type="float" office:value="13.5298013245033">
                <text:p>13.529801324503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7125">
                <text:p>0.07125</text:p>
                <draw:g>
                  <svg:desc>Лист1.D3:Лист1.D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.6666666666667">
                <text:p>12.6666666666667</text:p>
                <draw:g>
                  <svg:desc>Лист1.E3:Лист1.E3</svg:desc>
                </draw:g>
              </table:table-cell>
            </table:table-row>
            <table:table-row>
              <table:table-cell office:value-type="string">
                <text:p>Столбец D</text:p>
                <draw:g>
                  <svg:desc/>
                </draw:g>
              </table:table-cell>
              <table:table-cell office:value-type="float" office:value="0.033">
                <text:p>0.033</text:p>
                <draw:g>
                  <svg:desc>Лист1.D10:Лист1.D14</svg:desc>
                </draw:g>
              </table:table-cell>
              <table:table-cell office:value-type="float" office:value="0.07425">
                <text:p>0.07425</text:p>
              </table:table-cell>
              <table:table-cell office:value-type="float" office:value="0.13736">
                <text:p>0.13736</text:p>
              </table:table-cell>
              <table:table-cell office:value-type="float" office:value="0.21672">
                <text:p>0.21672</text:p>
              </table:table-cell>
              <table:table-cell office:value-type="float" office:value="0.3171">
                <text:p>0.3171</text:p>
              </table:table-cell>
            </table:table-row>
            <table:table-row>
              <table:table-cell office:value-type="string">
                <text:p>313,2</text:p>
                <draw:g>
                  <svg:desc>Лист1.A10:Лист1.A10</svg:desc>
                </draw:g>
              </table:table-cell>
              <table:table-cell office:value-type="float" office:value="13.2">
                <text:p>13.2</text:p>
                <draw:g>
                  <svg:desc>Лист1.E10:Лист1.E14</svg:desc>
                </draw:g>
              </table:table-cell>
              <table:table-cell office:value-type="float" office:value="13.2">
                <text:p>13.2</text:p>
              </table:table-cell>
              <table:table-cell office:value-type="float" office:value="13.4653465346535">
                <text:p>13.4653465346535</text:p>
              </table:table-cell>
              <table:table-cell office:value-type="float" office:value="13.6507936507937">
                <text:p>13.6507936507937</text:p>
              </table:table-cell>
              <table:table-cell office:value-type="float" office:value="13.9072847682119">
                <text:p>13.9072847682119</text:p>
              </table:table-cell>
            </table:table-row>
            <table:table-row>
              <table:table-cell office:value-type="string">
                <text:p>Столбец D</text:p>
                <draw:g>
                  <svg:desc/>
                </draw:g>
              </table:table-cell>
              <table:table-cell office:value-type="float" office:value="0.034">
                <text:p>0.034</text:p>
                <draw:g>
                  <svg:desc>Лист1.D18:Лист1.D22</svg:desc>
                </draw:g>
              </table:table-cell>
              <table:table-cell office:value-type="float" office:value="0.078">
                <text:p>0.078</text:p>
              </table:table-cell>
              <table:table-cell office:value-type="float" office:value="0.139">
                <text:p>0.139</text:p>
              </table:table-cell>
              <table:table-cell office:value-type="float" office:value="0.22">
                <text:p>0.22</text:p>
              </table:table-cell>
              <table:table-cell office:value-type="float" office:value="0.33136">
                <text:p>0.33136</text:p>
              </table:table-cell>
            </table:table-row>
            <table:table-row>
              <table:table-cell office:value-type="string">
                <text:p>323,9</text:p>
                <draw:g>
                  <svg:desc>Лист1.A18:Лист1.A18</svg:desc>
                </draw:g>
              </table:table-cell>
              <table:table-cell office:value-type="float" office:value="13.6">
                <text:p>13.6</text:p>
                <draw:g>
                  <svg:desc>Лист1.E18:Лист1.E22</svg:desc>
                </draw:g>
              </table:table-cell>
              <table:table-cell office:value-type="float" office:value="13.8666666666667">
                <text:p>13.8666666666667</text:p>
              </table:table-cell>
              <table:table-cell office:value-type="float" office:value="13.9">
                <text:p>13.9</text:p>
              </table:table-cell>
              <table:table-cell office:value-type="float" office:value="14.08">
                <text:p>14.08</text:p>
              </table:table-cell>
              <table:table-cell office:value-type="float" office:value="14.3421052631579">
                <text:p>14.3421052631579</text:p>
              </table:table-cell>
            </table:table-row>
            <table:table-row>
              <table:table-cell office:value-type="string">
                <text:p>Столбец D</text:p>
                <draw:g>
                  <svg:desc/>
                </draw:g>
              </table:table-cell>
              <table:table-cell office:value-type="float" office:value="0.03475">
                <text:p>0.03475</text:p>
                <draw:g>
                  <svg:desc>Лист1.D26:Лист1.D30</svg:desc>
                </draw:g>
              </table:table-cell>
              <table:table-cell office:value-type="float" office:value="0.0800906">
                <text:p>0.0800906</text:p>
              </table:table-cell>
              <table:table-cell office:value-type="float" office:value="0.148002">
                <text:p>0.148002</text:p>
              </table:table-cell>
              <table:table-cell office:value-type="float" office:value="0.21894">
                <text:p>0.21894</text:p>
              </table:table-cell>
              <table:table-cell office:value-type="float" office:value="0.3364283">
                <text:p>0.3364283</text:p>
              </table:table-cell>
            </table:table-row>
            <table:table-row>
              <table:table-cell office:value-type="string">
                <text:p>332,7</text:p>
                <draw:g>
                  <svg:desc>Лист1.A26:Лист1.A26</svg:desc>
                </draw:g>
              </table:table-cell>
              <table:table-cell office:value-type="float" office:value="13.9">
                <text:p>13.9</text:p>
                <draw:g>
                  <svg:desc>Лист1.E26:Лист1.E30</svg:desc>
                </draw:g>
              </table:table-cell>
              <table:table-cell office:value-type="float" office:value="13.9762219286658">
                <text:p>13.9762219286658</text:p>
              </table:table-cell>
              <table:table-cell office:value-type="float" office:value="14.2254901960784">
                <text:p>14.2254901960784</text:p>
              </table:table-cell>
              <table:table-cell office:value-type="float" office:value="14.4715447154472">
                <text:p>14.4715447154472</text:p>
              </table:table-cell>
              <table:table-cell office:value-type="float" office:value="14.5175064047822">
                <text:p>14.5175064047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23cm" svg:height="9.073cm" xlink:href=".." xlink:type="simple" chart:class="chart:scatter" chart:style-name="ch1">
        <chart:title svg:x="7.037cm" svg:y="0.317cm" chart:style-name="ch2">
          <text:p>Ro(T)</text:p>
        </chart:title>
        <chart:plot-area chart:style-name="ch3" table:cell-range-address="Лист1.A45:Лист1.B48" svg:x="1.351cm" svg:y="1.665cm" svg:width="13.456cm" svg:height="6.214cm">
          <chartooo:coordinate-region svg:x="2.507cm" svg:y="1.868cm" svg:width="11.996cm" svg:height="5.36cm"/>
          <chart:axis chart:dimension="x" chart:name="primary-x" chart:style-name="ch4">
            <chart:title svg:x="7.72cm" svg:y="8.06cm" chart:style-name="ch5">
              <text:p>T, K</text:p>
            </chart:title>
            <chart:grid chart:style-name="ch6" chart:class="major"/>
          </chart:axis>
          <chart:axis chart:dimension="y" chart:name="primary-y" chart:style-name="ch7">
            <chart:title svg:x="0.451cm" svg:y="5.282cm" chart:style-name="ch8">
              <text:p>R, Ом</text:p>
            </chart:title>
            <chart:grid chart:style-name="ch6" chart:class="major"/>
          </chart:axis>
          <chart:series chart:style-name="ch9" chart:values-cell-range-address="Лист1.B45:Лист1.B48" chart:class="chart:scatter">
            <chart:domain table:cell-range-address="Лист1.A45:Лист1.A48"/>
            <chart:regression-curve chart:style-name="ch10">
              <chart:equation svg:x="7.026cm" svg:y="3.967cm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.4">
                <text:p>296.4</text:p>
                <draw:g>
                  <svg:desc>Лист1.A45:Лист1.A48</svg:desc>
                </draw:g>
              </table:table-cell>
              <table:table-cell office:value-type="float" office:value="12.412120057543">
                <text:p>12.412120057543</text:p>
                <draw:g>
                  <svg:desc>Лист1.B45:Лист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3.2">
                <text:p>313.2</text:p>
              </table:table-cell>
              <table:table-cell office:value-type="float" office:value="13.073472838343">
                <text:p>13.073472838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.9">
                <text:p>323.9</text:p>
              </table:table-cell>
              <table:table-cell office:value-type="float" office:value="13.5939792180228">
                <text:p>13.5939792180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.7">
                <text:p>332.7</text:p>
              </table:table-cell>
              <table:table-cell office:value-type="float" office:value="13.8524043885848">
                <text:p>13.85240438858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9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108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23cm" svg:height="8.999cm" xlink:href=".." xlink:type="simple" chart:class="chart:scatter" chart:style-name="ch1">
        <chart:title svg:x="7.225cm" svg:y="0.315cm" chart:style-name="ch2">
          <text:p>x(T)</text:p>
        </chart:title>
        <chart:plot-area chart:style-name="ch3" table:cell-range-address="Лист1.A45:Лист1.A48 Лист1.E45:Лист1.E48" svg:x="1.351cm" svg:y="1.657cm" svg:width="13.456cm" svg:height="6.15cm">
          <chartooo:coordinate-region svg:x="2.709cm" svg:y="1.859cm" svg:width="11.794cm" svg:height="5.296cm"/>
          <chart:axis chart:dimension="x" chart:name="primary-x" chart:style-name="ch4">
            <chart:title svg:x="7.72cm" svg:y="7.986cm" chart:style-name="ch5">
              <text:p>T, K</text:p>
            </chart:title>
            <chart:grid chart:style-name="ch6" chart:class="major"/>
          </chart:axis>
          <chart:axis chart:dimension="y" chart:name="primary-y" chart:style-name="ch7">
            <chart:title svg:x="0.451cm" svg:y="5.581cm" chart:style-name="ch8">
              <text:p>x, Вт/(м*К)</text:p>
            </chart:title>
            <chart:grid chart:style-name="ch6" chart:class="major"/>
          </chart:axis>
          <chart:series chart:style-name="ch9" chart:values-cell-range-address="Лист1.E45:Лист1.E48" chart:class="chart:scatter">
            <chart:domain table:cell-range-address="Лист1.A45:Лист1.A48"/>
            <chart:regression-curve chart:style-name="ch10">
              <chart:equation svg:x="6.642cm" svg:y="4.518cm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.4">
                <text:p>296.4</text:p>
                <draw:g>
                  <svg:desc>Лист1.A45:Лист1.A48</svg:desc>
                </draw:g>
              </table:table-cell>
              <table:table-cell office:value-type="float" office:value="0.0261">
                <text:p>0.0261</text:p>
                <draw:g>
                  <svg:desc>Лист1.E45:Лист1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3.2">
                <text:p>313.2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.9">
                <text:p>323.9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.7">
                <text:p>332.7</text:p>
              </table:table-cell>
              <table:table-cell office:value-type="float" office:value="0.0289">
                <text:p>0.0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 style:data-style-name="N2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54cm" svg:height="8.996cm" xlink:href=".." xlink:type="simple" chart:class="chart:scatter" chart:style-name="ch1">
        <chart:plot-area chart:style-name="ch2" table:cell-range-address="Лист1.A53:Лист1.B56" svg:x="0.763cm" svg:y="0.851cm" svg:width="14.265cm" svg:height="7.546cm">
          <chartooo:coordinate-region svg:x="1.844cm" svg:y="1.053cm" svg:width="12.83cm" svg:height="7.143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1.B53:Лист1.B56" chart:class="chart:scatter">
            <chart:domain table:cell-range-address="Лист1.A53:Лист1.A56"/>
            <chart:regression-curve chart:style-name="ch6">
              <chart:equation svg:x="7.33cm" svg:y="3.641cm" chart:style-name="ch7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9170989342193">
                <text:p>5.69170989342193</text:p>
                <draw:g>
                  <svg:desc>Лист1.A53:Лист1.A56</svg:desc>
                </draw:g>
              </table:table-cell>
              <table:table-cell office:value-type="float" office:value="-3.64581996465349">
                <text:p>-3.64581996465349</text:p>
                <draw:g>
                  <svg:desc>Лист1.B53:Лист1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4684196411665">
                <text:p>5.74684196411665</text:p>
              </table:table-cell>
              <table:table-cell office:value-type="float" office:value="-3.58271925828555">
                <text:p>-3.58271925828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8043482617728">
                <text:p>5.78043482617728</text:p>
              </table:table-cell>
              <table:table-cell office:value-type="float" office:value="-3.56489347433294">
                <text:p>-3.56489347433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0724118302443">
                <text:p>5.80724118302443</text:p>
              </table:table-cell>
              <table:table-cell office:value-type="float" office:value="-3.54391368386375">
                <text:p>-3.54391368386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2">
      <style:chart-properties chart:display-label="true" chart:logarithmic="false" chart:minimum="12.25" chart:maximum="14.75" chart:interval-major="0.25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8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2"/>
    <style:style style:name="ch13" style:family="chart" style:data-style-name="N108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 style:data-style-name="N108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108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svg:stroke-color="#579d1c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423cm" svg:height="8.999cm" xlink:href=".." xlink:type="simple" chart:class="chart:scatter" chart:style-name="ch1">
        <chart:title svg:x="7.137cm" svg:y="0.315cm" chart:style-name="ch2">
          <text:p>Q(R)</text:p>
        </chart:title>
        <chart:legend svg:x="12.288cm" svg:y="3.001cm" style:legend-expansion="custom" chartooo:width="3.134cm" chartooo:height="5.12cm" style:legend-expansion-aspect-ratio="0.612109375" chart:style-name="ch3"/>
        <chart:plot-area chart:style-name="ch4" table:cell-range-address="Лист1.D2:Лист1.E6 Лист1.A2:Лист1.A2 Лист1.A10:Лист1.A10 Лист1.D10:Лист1.D14 Лист1.A18:Лист1.A18 Лист1.D18:Лист1.D22 Лист1.A26:Лист1.A26 Лист1.D26:Лист1.D30" chart:data-source-has-labels="row" svg:x="1.271cm" svg:y="1.66cm" svg:width="11.045cm" svg:height="5.741cm">
          <chartooo:coordinate-region svg:x="2.427cm" svg:y="1.862cm" svg:width="9.435cm" svg:height="4.887cm"/>
          <chart:axis chart:dimension="x" chart:name="primary-x" chart:style-name="ch5">
            <chart:title svg:x="6.283cm" svg:y="7.58cm" chart:style-name="ch6">
              <text:p>R, Ом</text:p>
            </chart:title>
            <chart:grid chart:style-name="ch7" chart:class="major"/>
          </chart:axis>
          <chart:axis chart:dimension="y" chart:name="primary-y" chart:style-name="ch8">
            <chart:title svg:x="0.371cm" svg:y="4.99cm" chart:style-name="ch9">
              <text:p>Q, Вт</text:p>
            </chart:title>
            <chart:grid chart:style-name="ch7" chart:class="major"/>
          </chart:axis>
          <chart:series chart:style-name="ch10" chart:values-cell-range-address="Лист1.D2:Лист1.D6" chart:label-cell-address="Лист1.A2:Лист1.A2" chart:class="chart:scatter">
            <chart:domain table:cell-range-address="Лист1.E2:Лист1.E6"/>
            <chart:regression-curve chart:style-name="ch11">
              <chart:equation svg:x="2.355cm" svg:y="4.383cm" chart:style-name="ch12"/>
            </chart:regression-curve>
            <chart:data-point chart:repeated="5"/>
          </chart:series>
          <chart:series chart:style-name="ch13" chart:values-cell-range-address="Лист1.D10:Лист1.D14" chart:label-cell-address="Лист1.A10:Лист1.A10" chart:class="chart:scatter">
            <chart:domain table:cell-range-address="Лист1.E10:Лист1.E14"/>
            <chart:regression-curve chart:style-name="ch14">
              <chart:equation svg:x="6.279cm" svg:y="3.282cm" chart:style-name="ch12"/>
            </chart:regression-curve>
            <chart:data-point chart:repeated="5"/>
          </chart:series>
          <chart:series chart:style-name="ch15" chart:values-cell-range-address="Лист1.D18:Лист1.D22" chart:label-cell-address="Лист1.A18:Лист1.A18" chart:class="chart:scatter">
            <chart:domain table:cell-range-address="Лист1.E18:Лист1.E22"/>
            <chart:regression-curve chart:style-name="ch16">
              <chart:equation svg:x="9.572cm" svg:y="1.33cm" chart:style-name="ch12"/>
            </chart:regression-curve>
            <chart:data-point chart:repeated="5"/>
          </chart:series>
          <chart:series chart:style-name="ch17" chart:values-cell-range-address="Лист1.D26:Лист1.D30" chart:label-cell-address="Лист1.A26:Лист1.A26" chart:class="chart:scatter">
            <chart:domain table:cell-range-address="Лист1.E26:Лист1.E30"/>
            <chart:regression-curve chart:style-name="ch18">
              <chart:equation svg:x="11.863cm" svg:y="1.66cm" chart:style-name="ch12"/>
            </chart:regression-curve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296,4</text:p>
                <draw:g>
                  <svg:desc>Лист1.A2:Лист1.A2</svg:desc>
                </draw:g>
              </table:table-cell>
              <table:table-cell office:value-type="string">
                <text:p>Столбец E</text:p>
              </table:table-cell>
              <table:table-cell office:value-type="string">
                <text:p>313,2</text:p>
                <draw:g>
                  <svg:desc>Лист1.A10:Лист1.A10</svg:desc>
                </draw:g>
              </table:table-cell>
              <table:table-cell office:value-type="string">
                <text:p>Столбец E</text:p>
              </table:table-cell>
              <table:table-cell office:value-type="string">
                <text:p>323,9</text:p>
                <draw:g>
                  <svg:desc>Лист1.A18:Лист1.A18</svg:desc>
                </draw:g>
              </table:table-cell>
              <table:table-cell office:value-type="string">
                <text:p>Столбец E</text:p>
              </table:table-cell>
              <table:table-cell office:value-type="string">
                <text:p>332,7</text:p>
                <draw:g>
                  <svg:desc>Лист1.A26:Лист1.A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4826766976836">
                <text:p>12.4826766976836</text:p>
                <draw:g>
                  <svg:desc>Лист1.E2:Лист1.E6</svg:desc>
                </draw:g>
              </table:table-cell>
              <table:table-cell office:value-type="float" office:value="0.031846555">
                <text:p>0.031846555</text:p>
                <draw:g>
                  <svg:desc>Лист1.D2:Лист1.D6</svg:desc>
                </draw:g>
              </table:table-cell>
              <table:table-cell office:value-type="float" office:value="13.2">
                <text:p>13.2</text:p>
                <draw:g>
                  <svg:desc>Лист1.E10:Лист1.E14</svg:desc>
                </draw:g>
              </table:table-cell>
              <table:table-cell office:value-type="float" office:value="0.033">
                <text:p>0.033</text:p>
                <draw:g>
                  <svg:desc>Лист1.D10:Лист1.D14</svg:desc>
                </draw:g>
              </table:table-cell>
              <table:table-cell office:value-type="float" office:value="13.6">
                <text:p>13.6</text:p>
                <draw:g>
                  <svg:desc>Лист1.E18:Лист1.E22</svg:desc>
                </draw:g>
              </table:table-cell>
              <table:table-cell office:value-type="float" office:value="0.034">
                <text:p>0.034</text:p>
                <draw:g>
                  <svg:desc>Лист1.D18:Лист1.D22</svg:desc>
                </draw:g>
              </table:table-cell>
              <table:table-cell office:value-type="float" office:value="13.9">
                <text:p>13.9</text:p>
                <draw:g>
                  <svg:desc>Лист1.E26:Лист1.E30</svg:desc>
                </draw:g>
              </table:table-cell>
              <table:table-cell office:value-type="float" office:value="0.03475">
                <text:p>0.03475</text:p>
                <draw:g>
                  <svg:desc>Лист1.D26:Лист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0.07125">
                <text:p>0.07125</text:p>
              </table:table-cell>
              <table:table-cell office:value-type="float" office:value="13.2">
                <text:p>13.2</text:p>
              </table:table-cell>
              <table:table-cell office:value-type="float" office:value="0.07425">
                <text:p>0.07425</text:p>
              </table:table-cell>
              <table:table-cell office:value-type="float" office:value="13.8666666666667">
                <text:p>13.8666666666667</text:p>
              </table:table-cell>
              <table:table-cell office:value-type="float" office:value="0.078">
                <text:p>0.078</text:p>
              </table:table-cell>
              <table:table-cell office:value-type="float" office:value="13.9762219286658">
                <text:p>13.9762219286658</text:p>
              </table:table-cell>
              <table:table-cell office:value-type="float" office:value="0.0800906">
                <text:p>0.0800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13.4653465346535">
                <text:p>13.4653465346535</text:p>
              </table:table-cell>
              <table:table-cell office:value-type="float" office:value="0.13736">
                <text:p>0.13736</text:p>
              </table:table-cell>
              <table:table-cell office:value-type="float" office:value="13.9">
                <text:p>13.9</text:p>
              </table:table-cell>
              <table:table-cell office:value-type="float" office:value="0.139">
                <text:p>0.139</text:p>
              </table:table-cell>
              <table:table-cell office:value-type="float" office:value="14.2254901960784">
                <text:p>14.2254901960784</text:p>
              </table:table-cell>
              <table:table-cell office:value-type="float" office:value="0.148002">
                <text:p>0.148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4">
                <text:p>13.04</text:p>
              </table:table-cell>
              <table:table-cell office:value-type="float" office:value="0.20375">
                <text:p>0.20375</text:p>
              </table:table-cell>
              <table:table-cell office:value-type="float" office:value="13.6507936507937">
                <text:p>13.6507936507937</text:p>
              </table:table-cell>
              <table:table-cell office:value-type="float" office:value="0.21672">
                <text:p>0.21672</text:p>
              </table:table-cell>
              <table:table-cell office:value-type="float" office:value="14.08">
                <text:p>14.08</text:p>
              </table:table-cell>
              <table:table-cell office:value-type="float" office:value="0.22">
                <text:p>0.22</text:p>
              </table:table-cell>
              <table:table-cell office:value-type="float" office:value="14.4715447154472">
                <text:p>14.4715447154472</text:p>
              </table:table-cell>
              <table:table-cell office:value-type="float" office:value="0.21894">
                <text:p>0.21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5298013245033">
                <text:p>13.5298013245033</text:p>
              </table:table-cell>
              <table:table-cell office:value-type="float" office:value="0.308493">
                <text:p>0.308493</text:p>
              </table:table-cell>
              <table:table-cell office:value-type="float" office:value="13.9072847682119">
                <text:p>13.9072847682119</text:p>
              </table:table-cell>
              <table:table-cell office:value-type="float" office:value="0.3171">
                <text:p>0.3171</text:p>
              </table:table-cell>
              <table:table-cell office:value-type="float" office:value="14.3421052631579">
                <text:p>14.3421052631579</text:p>
              </table:table-cell>
              <table:table-cell office:value-type="float" office:value="0.33136">
                <text:p>0.33136</text:p>
              </table:table-cell>
              <table:table-cell office:value-type="float" office:value="14.5175064047822">
                <text:p>14.5175064047822</text:p>
              </table:table-cell>
              <table:table-cell office:value-type="float" office:value="0.3364283">
                <text:p>0.33642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